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media-type="image/png" manifest:full-path="media/docsodtimagesheader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automatic-styles>
    <style:style style:name="section_01" style:master-page-name="master_01" style:family="paragraph">
      <style:paragraph-properties fo:line-height="0.5pt" fo:margin-top="0cm" fo:margin-bottom="0cm" fo:padding-top="0cm" fo:padding-bottom="0cm"/>
      <style:text-properties text:display="none" fo:font-size="0.5pt"/>
    </style:style>
    <style:style style:name="s05b828c57-style_44" style:family="table" style:master-page-name="master_01">
      <style:table-properties table:border-model="collapsing" fo:break-before="page" table:align="left"/>
    </style:style>
    <style:style style:name="s05b828c57-style_46" style:family="table-row"/>
    <style:style style:name="s05b828c57-style_47" style:family="table-cell"/>
    <style:style style:name="s05b828c57-style_48" style:family="paragraph">
      <style:paragraph-properties fo:padding-bottom="0pt" fo:padding-left="0pt" fo:padding-right="0pt" fo:padding-top="0pt" fo:text-align="center"/>
      <style:text-properties fo:font-family="'Arial'" fo:font-size="18pt" fo:font-weight="bold"/>
    </style:style>
    <style:style style:name="s05b828c57-style_49" style:family="text"/>
    <style:style style:name="s05b828c57-style_50" style:family="table">
      <style:table-properties table:border-model="collapsing" style:width="225pt" fo:margin-bottom="auto" fo:margin-left="auto" fo:margin-right="auto" fo:margin-top="18.75pt" table:align="center"/>
    </style:style>
    <style:style style:name="s05b828c57-style_52" style:family="table-row"/>
    <style:style style:name="s05b828c57-style_5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05b828c57-style_54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10.5pt" fo:font-weight="bold"/>
    </style:style>
    <style:style style:name="s05b828c57-style_55" style:family="text"/>
    <style:style style:name="s05b828c57-style_56" style:family="table-row"/>
    <style:style style:name="s05b828c57-style_57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58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"/>
    </style:style>
    <style:style style:name="s05b828c57-style_59" style:family="text"/>
    <style:style style:name="s05b828c57-style_60" style:family="table">
      <style:table-properties table:border-model="collapsing" style:width="225pt" fo:margin-bottom="auto" fo:margin-left="auto" fo:margin-right="auto" fo:margin-top="18.75pt" table:align="center"/>
    </style:style>
    <style:style style:name="s05b828c57-style_62" style:family="table-row"/>
    <style:style style:name="s05b828c57-style_6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05b828c57-style_64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10.5pt" fo:font-weight="bold"/>
    </style:style>
    <style:style style:name="s05b828c57-style_65" style:family="text"/>
    <style:style style:name="s05b828c57-style_66" style:family="table-row"/>
    <style:style style:name="s05b828c57-style_67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68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"/>
    </style:style>
    <style:style style:name="s05b828c57-style_69" style:family="text"/>
    <style:style style:name="s05b828c57-style_70" style:family="table">
      <style:table-properties table:border-model="collapsing" style:width="225pt" fo:margin-bottom="auto" fo:margin-left="auto" fo:margin-right="auto" fo:margin-top="18.75pt" table:align="center"/>
    </style:style>
    <style:style style:name="s05b828c57-style_72" style:family="table-row"/>
    <style:style style:name="s05b828c57-style_7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05b828c57-style_74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10.5pt" fo:font-weight="bold"/>
    </style:style>
    <style:style style:name="s05b828c57-style_75" style:family="text"/>
    <style:style style:name="s05b828c57-style_76" style:family="table-row"/>
    <style:style style:name="s05b828c57-style_77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78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"/>
    </style:style>
    <style:style style:name="s05b828c57-style_79" style:family="text"/>
    <style:style style:name="s05b828c57-style_80" style:family="table">
      <style:table-properties table:border-model="collapsing" style:width="225pt" fo:margin-bottom="auto" fo:margin-left="auto" fo:margin-right="auto" fo:margin-top="18.75pt" table:align="center"/>
    </style:style>
    <style:style style:name="s05b828c57-style_82" style:family="table-row"/>
    <style:style style:name="s05b828c57-style_8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05b828c57-style_84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10.5pt" fo:font-weight="bold"/>
    </style:style>
    <style:style style:name="s05b828c57-style_85" style:family="text"/>
    <style:style style:name="s05b828c57-style_86" style:family="table-row"/>
    <style:style style:name="s05b828c57-style_87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88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"/>
    </style:style>
    <style:style style:name="s05b828c57-style_89" style:family="text"/>
    <style:style style:name="s05b828c57-style_90" style:family="table">
      <style:table-properties table:border-model="collapsing" style:width="225pt" fo:margin-bottom="auto" fo:margin-left="auto" fo:margin-right="auto" fo:margin-top="18.75pt" table:align="center"/>
    </style:style>
    <style:style style:name="s05b828c57-style_92" style:family="table-row"/>
    <style:style style:name="s05b828c57-style_9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05b828c57-style_94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10.5pt" fo:font-weight="bold"/>
    </style:style>
    <style:style style:name="s05b828c57-style_95" style:family="text"/>
    <style:style style:name="s05b828c57-style_96" style:family="table-row"/>
    <style:style style:name="s05b828c57-style_97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98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"/>
    </style:style>
    <style:style style:name="s05b828c57-style_99" style:family="text"/>
    <style:style style:name="s05b828c57-style_100" style:family="paragraph">
      <style:paragraph-properties fo:padding-bottom="0pt" fo:padding-left="0pt" fo:padding-right="0pt" fo:padding-top="0pt" fo:break-before="page" fo:text-align="left"/>
    </style:style>
    <style:style style:name="s05b828c57-style_101" style:family="text">
      <style:text-properties fo:font-weight="bold" fo:font-family="'Arial Black'" fo:font-size="15pt"/>
    </style:style>
    <style:style style:name="s05b828c57-style_102" style:family="text"/>
    <style:style style:name="s05b828c57-style_103" style:family="text">
      <style:text-properties fo:color="#0000cc" style:text-underline-type="single"/>
    </style:style>
    <style:style style:name="s05b828c57-style_104" style:family="text">
      <style:text-properties fo:color="#0000cc" style:text-underline-type="single"/>
    </style:style>
    <style:style style:name="s05b828c57-style_105" style:family="paragraph">
      <style:paragraph-properties fo:padding-bottom="0pt" fo:padding-left="0pt" fo:padding-right="0pt" fo:padding-top="0pt" fo:break-before="page"/>
    </style:style>
    <style:style style:name="s05b828c57-style_106" style:family="text"/>
    <style:style style:name="s05b828c57-style_107" style:family="text">
      <style:text-properties fo:font-family="'Arial'" fo:font-size="13.5pt" style:text-underline-type="single"/>
    </style:style>
    <style:style style:name="s05b828c57-style_108" style:family="table">
      <style:table-properties table:border-model="collapsing" table:align="left"/>
    </style:style>
    <style:style style:name="s05b828c57-style_110" style:family="table-row"/>
    <style:style style:name="s05b828c57-style_111" style:family="table-cell"/>
    <style:style style:name="s05b828c57-style_112" style:family="paragraph">
      <style:paragraph-properties fo:padding-bottom="0pt" fo:padding-left="0pt" fo:padding-right="0pt" fo:padding-top="0pt"/>
    </style:style>
    <style:style style:name="s05b828c57-style_113" style:family="text"/>
    <style:style style:name="s05b828c57-style_114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05b828c57-style_11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05b828c57-style_116" style:family="text"/>
    <style:style style:name="s05b828c57-style_117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05b828c57-style_11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05b828c57-style_119" style:family="text"/>
    <style:style style:name="s05b828c57-style_120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05b828c57-style_12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05b828c57-style_122" style:family="text"/>
    <style:style style:name="s05b828c57-style_123" style:family="table-row"/>
    <style:style style:name="s05b828c57-style_124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05b828c57-style_12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05b828c57-style_126" style:family="text"/>
    <style:style style:name="s05b828c57-style_127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12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05b828c57-style_129" style:family="text"/>
    <style:style style:name="s05b828c57-style_130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13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05b828c57-style_132" style:family="text"/>
    <style:style style:name="s05b828c57-style_133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13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05b828c57-style_135" style:family="table-row"/>
    <style:style style:name="s05b828c57-style_136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05b828c57-style_13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05b828c57-style_138" style:family="text"/>
    <style:style style:name="s05b828c57-style_139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14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05b828c57-style_141" style:family="text"/>
    <style:style style:name="s05b828c57-style_142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14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05b828c57-style_144" style:family="text"/>
    <style:style style:name="s05b828c57-style_145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14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05b828c57-style_147" style:family="text"/>
    <style:style style:name="s05b828c57-style_148" style:family="table-row"/>
    <style:style style:name="s05b828c57-style_149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05b828c57-style_15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05b828c57-style_151" style:family="text"/>
    <style:style style:name="s05b828c57-style_152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15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05b828c57-style_154" style:family="text"/>
    <style:style style:name="s05b828c57-style_155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15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05b828c57-style_157" style:family="text"/>
    <style:style style:name="s05b828c57-style_158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15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05b828c57-style_160" style:family="text"/>
    <style:style style:name="s05b828c57-style_161" style:family="table-row"/>
    <style:style style:name="s05b828c57-style_162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05b828c57-style_16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05b828c57-style_164" style:family="text"/>
    <style:style style:name="s05b828c57-style_165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166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167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168" style:family="table">
      <style:table-properties table:border-model="collapsing" table:align="left"/>
    </style:style>
    <style:style style:name="s05b828c57-style_170" style:family="table-row"/>
    <style:style style:name="s05b828c57-style_171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05b828c57-style_172" style:family="paragraph">
      <style:paragraph-properties fo:padding-bottom="0pt" fo:padding-left="0pt" fo:padding-right="0pt" fo:padding-top="0pt" fo:margin-bottom="0.75pt" fo:margin-left="0.75pt" fo:margin-right="0.75pt" fo:margin-top="0.75pt" fo:text-align="center"/>
      <style:text-properties fo:font-family="'Arial'" fo:font-size="9pt" fo:font-weight="bold"/>
    </style:style>
    <style:style style:name="s05b828c57-style_173" style:family="text"/>
    <style:style style:name="s05b828c57-style_174" style:family="table-row"/>
    <style:style style:name="s05b828c57-style_175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05b828c57-style_17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05b828c57-style_177" style:family="text"/>
    <style:style style:name="s05b828c57-style_178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05b828c57-style_17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05b828c57-style_180" style:family="text"/>
    <style:style style:name="s05b828c57-style_181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05b828c57-style_18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05b828c57-style_183" style:family="text"/>
    <style:style style:name="s05b828c57-style_184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05b828c57-style_18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9pt" fo:font-weight="bold"/>
    </style:style>
    <style:style style:name="s05b828c57-style_186" style:family="text"/>
    <style:style style:name="s05b828c57-style_187" style:family="table-row"/>
    <style:style style:name="s05b828c57-style_188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18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05b828c57-style_190" style:family="text"/>
    <style:style style:name="s05b828c57-style_191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19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05b828c57-style_193" style:family="text"/>
    <style:style style:name="s05b828c57-style_194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19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05b828c57-style_196" style:family="text"/>
    <style:style style:name="s05b828c57-style_197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19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05b828c57-style_199" style:family="text"/>
    <style:style style:name="s05b828c57-style_200" style:family="table-row"/>
    <style:style style:name="s05b828c57-style_201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20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05b828c57-style_203" style:family="text"/>
    <style:style style:name="s05b828c57-style_204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20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05b828c57-style_206" style:family="text"/>
    <style:style style:name="s05b828c57-style_207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20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05b828c57-style_209" style:family="text"/>
    <style:style style:name="s05b828c57-style_210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21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05b828c57-style_212" style:family="text"/>
    <style:style style:name="s05b828c57-style_213" style:family="table-row"/>
    <style:style style:name="s05b828c57-style_214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21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05b828c57-style_216" style:family="text"/>
    <style:style style:name="s05b828c57-style_217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218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05b828c57-style_219" style:family="text"/>
    <style:style style:name="s05b828c57-style_220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22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05b828c57-style_222" style:family="text"/>
    <style:style style:name="s05b828c57-style_223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22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9pt"/>
    </style:style>
    <style:style style:name="s05b828c57-style_225" style:family="text"/>
    <style:style style:name="s05b828c57-style_226" style:family="text"/>
    <style:style style:name="s05b828c57-style_227" style:family="text">
      <style:text-properties fo:color="#0000cc" style:text-underline-type="single"/>
    </style:style>
    <style:style style:name="s05b828c57-style_228" style:family="text">
      <style:text-properties fo:color="#0000cc" style:text-underline-type="single"/>
    </style:style>
    <style:style style:name="s05b828c57-style_229" style:family="paragraph">
      <style:paragraph-properties fo:padding-bottom="0pt" fo:padding-left="0pt" fo:padding-right="0pt" fo:padding-top="0pt" fo:break-before="page"/>
    </style:style>
    <style:style style:name="s05b828c57-style_230" style:family="text"/>
    <style:style style:name="s05b828c57-style_231" style:family="text">
      <style:text-properties fo:font-family="'Arial'" fo:font-size="13.5pt" style:text-underline-type="single"/>
    </style:style>
    <style:style style:name="s05b828c57-style_232" style:family="table">
      <style:table-properties table:border-model="collapsing" table:align="left"/>
    </style:style>
    <style:style style:name="s05b828c57-style_234" style:family="table-row"/>
    <style:style style:name="s05b828c57-style_235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05b828c57-style_23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05b828c57-style_237" style:family="text"/>
    <style:style style:name="s05b828c57-style_238" style:family="table-row"/>
    <style:style style:name="s05b828c57-style_239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05b828c57-style_24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05b828c57-style_241" style:family="text"/>
    <style:style style:name="s05b828c57-style_242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05b828c57-style_24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05b828c57-style_244" style:family="text"/>
    <style:style style:name="s05b828c57-style_245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05b828c57-style_24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05b828c57-style_247" style:family="text"/>
    <style:style style:name="s05b828c57-style_248" style:family="table-row"/>
    <style:style style:name="s05b828c57-style_249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25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05b828c57-style_251" style:family="text"/>
    <style:style style:name="s05b828c57-style_252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25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05b828c57-style_254" style:family="text"/>
    <style:style style:name="s05b828c57-style_255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25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05b828c57-style_257" style:family="text"/>
    <style:style style:name="s05b828c57-style_258" style:family="table-row"/>
    <style:style style:name="s05b828c57-style_259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26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05b828c57-style_261" style:family="text"/>
    <style:style style:name="s05b828c57-style_262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26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05b828c57-style_264" style:family="text"/>
    <style:style style:name="s05b828c57-style_265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26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05b828c57-style_267" style:family="text"/>
    <style:style style:name="s05b828c57-style_268" style:family="table-row"/>
    <style:style style:name="s05b828c57-style_269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27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05b828c57-style_271" style:family="text"/>
    <style:style style:name="s05b828c57-style_272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27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05b828c57-style_274" style:family="text"/>
    <style:style style:name="s05b828c57-style_275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27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05b828c57-style_277" style:family="text"/>
    <style:style style:name="s05b828c57-style_278" style:family="table-row"/>
    <style:style style:name="s05b828c57-style_279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280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05b828c57-style_281" style:family="text"/>
    <style:style style:name="s05b828c57-style_282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28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05b828c57-style_284" style:family="text"/>
    <style:style style:name="s05b828c57-style_285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28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" fo:font-size="10.5pt"/>
    </style:style>
    <style:style style:name="s05b828c57-style_287" style:family="text"/>
    <style:style style:name="s05b828c57-style_288" style:family="table-row"/>
    <style:style style:name="s05b828c57-style_289" style:family="table-cell"/>
    <style:style style:name="s05b828c57-style_290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05b828c57-style_29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05b828c57-style_292" style:family="text"/>
    <style:style style:name="s05b828c57-style_293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05b828c57-style_294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05b828c57-style_295" style:family="text"/>
    <style:style style:name="s05b828c57-style_296" style:family="text"/>
    <style:style style:name="s05b828c57-style_297" style:family="text">
      <style:text-properties fo:color="#0000cc" style:text-underline-type="single"/>
    </style:style>
    <style:style style:name="s05b828c57-style_298" style:family="text">
      <style:text-properties fo:color="#0000cc" style:text-underline-type="single"/>
    </style:style>
    <style:style style:name="s05b828c57-style_299" style:family="paragraph">
      <style:paragraph-properties fo:padding-bottom="0pt" fo:padding-left="0pt" fo:padding-right="0pt" fo:padding-top="0pt"/>
    </style:style>
    <style:style style:name="s05b828c57-style_300" style:family="text"/>
    <style:style style:name="s05b828c57-style_301" style:family="text">
      <style:text-properties fo:font-family="'Arial'" fo:font-size="13.5pt" style:text-underline-type="single"/>
    </style:style>
    <style:style style:name="s05b828c57-style_303" style:family="paragraph">
      <style:paragraph-properties fo:padding-bottom="0pt" fo:padding-left="0pt" fo:padding-right="0pt" fo:padding-top="0pt"/>
      <style:text-properties fo:font-size="10.5pt" fo:font-family="'Arial'"/>
    </style:style>
    <style:style style:name="s05b828c57-style_306" style:family="paragraph">
      <style:text-properties fo:font-size="10.5pt" fo:font-family="'Arial'"/>
    </style:style>
    <style:style style:name="s05b828c57-style_308" style:family="text">
      <style:text-properties fo:font-size="10.5pt" fo:font-family="'Arial'" fo:font-weight="bold"/>
    </style:style>
    <style:style style:name="s05b828c57-style_309" style:family="paragraph">
      <style:text-properties fo:font-size="10.5pt" fo:font-family="'Arial'"/>
    </style:style>
    <style:style style:name="s05b828c57-style_311" style:family="text">
      <style:text-properties fo:font-size="10.5pt" fo:font-family="'Arial'" fo:font-weight="bold"/>
    </style:style>
    <style:style style:name="s05b828c57-style_312" style:family="paragraph">
      <style:paragraph-properties fo:padding-bottom="0pt" fo:padding-left="0pt" fo:padding-right="0pt" fo:padding-top="0pt"/>
      <style:text-properties fo:font-size="10.5pt" fo:font-family="'Arial'"/>
    </style:style>
    <style:style style:name="s05b828c57-style_313" style:family="text">
      <style:text-properties fo:font-size="10.5pt" fo:font-family="'Arial'" fo:font-weight="bold"/>
    </style:style>
    <style:style style:name="s05b828c57-style_314" style:family="text">
      <style:text-properties fo:font-size="10.5pt" fo:font-family="'Arial'" fo:font-weight="bold" fo:font-style="italic"/>
    </style:style>
    <style:style style:name="s05b828c57-style_315" style:family="text"/>
    <style:style style:name="s05b828c57-style_316" style:family="text">
      <style:text-properties fo:color="#0000cc" style:text-underline-type="single"/>
    </style:style>
    <style:style style:name="s05b828c57-style_317" style:family="text">
      <style:text-properties fo:color="#0000cc" style:text-underline-type="single"/>
    </style:style>
    <style:style style:name="s05b828c57-style_318" style:family="paragraph">
      <style:paragraph-properties fo:padding-bottom="0pt" fo:padding-left="0pt" fo:padding-right="0pt" fo:padding-top="0pt"/>
    </style:style>
    <style:style style:name="s05b828c57-style_319" style:family="text"/>
    <style:style style:name="s05b828c57-style_320" style:family="text">
      <style:text-properties fo:font-family="'Arial'" fo:font-size="13.5pt" style:text-underline-type="single"/>
    </style:style>
    <style:style style:name="s05b828c57-style_321" style:family="paragraph">
      <style:paragraph-properties fo:padding-bottom="0pt" fo:padding-left="0pt" fo:padding-right="0pt" fo:padding-top="0pt"/>
    </style:style>
    <style:style style:name="s05b828c57-style_322" style:family="text">
      <style:text-properties fo:font-family="'Arial'" fo:font-size="10.5pt"/>
    </style:style>
    <style:style style:name="s05b828c57-style_323" style:family="table">
      <style:table-properties table:border-model="collapsing" table:align="left"/>
    </style:style>
    <style:style style:name="s05b828c57-style_325" style:family="table-row"/>
    <style:style style:name="s05b828c57-style_326" style:family="table-cell">
      <style:table-cell-properties style:vertical-align="middle"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05b828c57-style_327" style:family="paragraph">
      <style:paragraph-properties fo:padding-bottom="0pt" fo:padding-left="0pt" fo:padding-right="0pt" fo:padding-top="0pt" fo:text-align="center"/>
    </style:style>
    <style:style style:name="s05b828c57-style_328" style:family="text">
      <style:text-properties fo:font-family="'Arial'" fo:font-size="12pt" fo:font-weight="bold"/>
    </style:style>
    <style:style style:name="s05b828c57-style_329" style:family="text">
      <style:text-properties fo:font-family="'Arial'" fo:font-size="6pt" fo:font-weight="bold"/>
    </style:style>
    <style:style style:name="s05b828c57-style_330" style:family="text">
      <style:text-properties fo:font-family="'Arial'" fo:font-size="12pt" fo:font-weight="bold"/>
    </style:style>
    <style:style style:name="s05b828c57-style_331" style:family="text">
      <style:text-properties fo:font-family="'Arial'" fo:font-size="12pt" fo:font-weight="bold"/>
    </style:style>
    <style:style style:name="s05b828c57-style_332" style:family="text">
      <style:text-properties fo:font-family="'Arial'" fo:font-size="6pt" fo:font-weight="bold"/>
    </style:style>
    <style:style style:name="s05b828c57-style_333" style:family="text">
      <style:text-properties fo:font-family="'Arial'" fo:font-size="12pt" fo:font-weight="bold"/>
    </style:style>
    <style:style style:name="s05b828c57-style_334" style:family="text">
      <style:text-properties fo:font-family="'Arial'" fo:font-size="6pt" fo:font-weight="bold"/>
    </style:style>
    <style:style style:name="s05b828c57-style_335" style:family="text">
      <style:text-properties fo:font-family="'Arial'" fo:font-size="12pt" fo:font-weight="bold"/>
    </style:style>
    <style:style style:name="s05b828c57-style_336" style:family="text">
      <style:text-properties fo:font-family="'Arial'" fo:font-size="12pt" fo:font-weight="bold"/>
    </style:style>
    <style:style style:name="s05b828c57-style_337" style:family="text">
      <style:text-properties fo:font-family="'Arial'" fo:font-size="6pt" fo:font-weight="bold"/>
    </style:style>
    <style:style style:name="s05b828c57-style_338" style:family="text">
      <style:text-properties fo:font-family="'Arial'" fo:font-size="12pt" fo:font-weight="bold"/>
    </style:style>
    <style:style style:name="s05b828c57-style_339" style:family="text">
      <style:text-properties fo:font-family="'Arial'" fo:font-size="6pt" fo:font-weight="bold"/>
    </style:style>
    <style:style style:name="s05b828c57-style_340" style:family="text">
      <style:text-properties fo:font-family="'Arial'" fo:font-size="12pt" fo:font-weight="bold"/>
    </style:style>
    <style:style style:name="s05b828c57-style_341" style:family="text">
      <style:text-properties fo:font-family="'Arial'" fo:font-size="12pt" fo:font-weight="bold"/>
    </style:style>
    <style:style style:name="s05b828c57-style_342" style:family="text">
      <style:text-properties fo:font-family="'Arial'" fo:font-size="6pt" fo:font-weight="bold"/>
    </style:style>
    <style:style style:name="s05b828c57-style_343" style:family="text">
      <style:text-properties fo:font-family="'Arial'" fo:font-size="12pt" fo:font-weight="bold"/>
    </style:style>
    <style:style style:name="s05b828c57-style_344" style:family="text">
      <style:text-properties fo:font-family="'Arial'" fo:font-size="6pt" fo:font-weight="bold"/>
    </style:style>
    <style:style style:name="s05b828c57-style_345" style:family="text">
      <style:text-properties fo:font-family="'Arial'" fo:font-size="12pt" fo:font-weight="bold"/>
    </style:style>
    <style:style style:name="s05b828c57-style_346" style:family="text">
      <style:text-properties fo:font-family="'Arial'" fo:font-size="12pt" fo:font-weight="bold"/>
    </style:style>
    <style:style style:name="s05b828c57-style_347" style:family="text">
      <style:text-properties fo:font-family="'Arial'" fo:font-size="6pt" fo:font-weight="bold"/>
    </style:style>
    <style:style style:name="s05b828c57-style_348" style:family="text">
      <style:text-properties fo:font-family="'Arial'" fo:font-size="12pt" fo:font-weight="bold"/>
    </style:style>
    <style:style style:name="s05b828c57-style_349" style:family="text">
      <style:text-properties fo:font-family="'Arial'" fo:font-size="6pt" fo:font-weight="bold"/>
    </style:style>
    <style:style style:name="s05b828c57-style_350" style:family="text">
      <style:text-properties fo:font-family="'Arial'" fo:font-size="12pt" fo:font-weight="bold"/>
    </style:style>
    <style:style style:name="s05b828c57-style_351" style:family="paragraph">
      <style:paragraph-properties fo:padding-bottom="0pt" fo:padding-left="0pt" fo:padding-right="0pt" fo:padding-top="0pt"/>
    </style:style>
    <style:style style:name="s05b828c57-style_352" style:family="text">
      <style:text-properties fo:font-family="'Arial'" fo:font-size="10.5pt"/>
    </style:style>
    <style:style style:name="s05b828c57-style_353" style:family="text"/>
    <style:style style:name="s05b828c57-style_354" style:family="text">
      <style:text-properties fo:color="#0000cc" style:text-underline-type="single"/>
    </style:style>
    <style:style style:name="s05b828c57-style_355" style:family="text">
      <style:text-properties fo:color="#0000cc" style:text-underline-type="single"/>
    </style:style>
    <style:style style:name="s05b828c57-style_356" style:family="paragraph">
      <style:paragraph-properties fo:padding-bottom="0pt" fo:padding-left="0pt" fo:padding-right="0pt" fo:padding-top="0pt"/>
    </style:style>
    <style:style style:name="s05b828c57-style_357" style:family="text"/>
    <style:style style:name="s05b828c57-style_358" style:family="text">
      <style:text-properties fo:font-family="'Arial'" fo:font-size="13.5pt" style:text-underline-type="single"/>
    </style:style>
    <style:style style:name="s05b828c57-style_360" style:family="paragraph">
      <style:paragraph-properties fo:padding-bottom="0pt" fo:padding-left="0pt" fo:padding-right="0pt" fo:padding-top="0pt"/>
      <style:text-properties fo:font-size="10.5pt" fo:font-family="'Arial'"/>
    </style:style>
    <style:style style:name="s05b828c57-style_363" style:family="paragraph">
      <style:text-properties fo:font-size="10.5pt" fo:font-family="'Arial'"/>
    </style:style>
    <style:style style:name="s05b828c57-style_365" style:family="text">
      <style:text-properties fo:font-size="10.5pt" fo:font-family="'Arial'" fo:font-weight="bold"/>
    </style:style>
    <style:style style:name="s05b828c57-style_366" style:family="paragraph">
      <style:text-properties fo:font-size="10.5pt" fo:font-family="'Arial'"/>
    </style:style>
    <style:style style:name="s05b828c57-style_368" style:family="text">
      <style:text-properties fo:font-size="10.5pt" fo:font-family="'Arial'" fo:font-weight="bold"/>
    </style:style>
    <style:style style:name="s05b828c57-style_369" style:family="paragraph">
      <style:paragraph-properties fo:padding-bottom="0pt" fo:padding-left="0pt" fo:padding-right="0pt" fo:padding-top="0pt"/>
      <style:text-properties fo:font-size="10.5pt" fo:font-family="'Arial'"/>
    </style:style>
    <style:style style:name="s05b828c57-style_370" style:family="text">
      <style:text-properties fo:font-size="10.5pt" fo:font-family="'Arial'" fo:font-weight="bold"/>
    </style:style>
    <style:style style:name="s05b828c57-style_371" style:family="text">
      <style:text-properties fo:font-size="10.5pt" fo:font-family="'Arial'" fo:font-weight="bold" fo:font-style="italic"/>
    </style:style>
    <style:style style:name="s05b828c57-style_372" style:family="paragraph">
      <style:paragraph-properties fo:padding-bottom="0pt" fo:padding-left="0pt" fo:padding-right="0pt" fo:padding-top="0pt"/>
      <style:text-properties fo:font-size="10.5pt" fo:font-family="'Arial'"/>
    </style:style>
    <style:style style:name="s05b828c57-style_373" style:family="text"/>
    <style:style style:name="s05b828c57-style_374" style:family="text">
      <style:text-properties fo:color="#0000cc" style:text-underline-type="single"/>
    </style:style>
    <style:style style:name="s05b828c57-style_375" style:family="text">
      <style:text-properties fo:color="#0000cc" style:text-underline-type="single"/>
    </style:style>
    <style:style style:name="s05b828c57-style_376" style:family="paragraph">
      <style:paragraph-properties fo:padding-bottom="0pt" fo:padding-left="0pt" fo:padding-right="0pt" fo:padding-top="0pt" fo:break-before="page"/>
    </style:style>
    <style:style style:name="s05b828c57-style_377" style:family="text"/>
    <style:style style:name="s05b828c57-style_378" style:family="text">
      <style:text-properties fo:font-family="'Arial'" fo:font-size="13.5pt" style:text-underline-type="single"/>
    </style:style>
    <style:style style:name="s05b828c57-style_379" style:family="paragraph">
      <style:paragraph-properties fo:padding-bottom="0pt" fo:padding-left="0pt" fo:padding-right="0pt" fo:padding-top="0pt"/>
    </style:style>
    <style:style style:name="s05b828c57-style_380" style:family="text">
      <style:text-properties fo:font-family="'Arial'" fo:font-size="12pt"/>
    </style:style>
    <style:style style:name="s05b828c57-style_381" style:family="table">
      <style:table-properties table:border-model="collapsing" table:align="left"/>
    </style:style>
    <style:style style:name="s05b828c57-style_383" style:family="table-row"/>
    <style:style style:name="s05b828c57-style_384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05b828c57-style_38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05b828c57-style_386" style:family="text"/>
    <style:style style:name="s05b828c57-style_387" style:family="table-row"/>
    <style:style style:name="s05b828c57-style_388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05b828c57-style_38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05b828c57-style_390" style:family="text"/>
    <style:style style:name="s05b828c57-style_391" style:family="table-row"/>
    <style:style style:name="s05b828c57-style_392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393" style:family="paragraph">
      <style:paragraph-properties fo:padding-bottom="0pt" fo:padding-left="0pt" fo:padding-right="0pt" fo:padding-top="0pt"/>
    </style:style>
    <style:style style:name="s05b828c57-style_394" style:family="text"/>
    <style:style style:name="s05b828c57-style_395" style:family="table-row"/>
    <style:style style:name="s05b828c57-style_396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39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398" style:family="text"/>
    <style:style style:name="s05b828c57-style_399" style:family="table-row"/>
    <style:style style:name="s05b828c57-style_400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40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402" style:family="text"/>
    <style:style style:name="s05b828c57-style_403" style:family="table-row"/>
    <style:style style:name="s05b828c57-style_404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40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406" style:family="text"/>
    <style:style style:name="s05b828c57-style_407" style:family="table-row"/>
    <style:style style:name="s05b828c57-style_408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40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410" style:family="text"/>
    <style:style style:name="s05b828c57-style_411" style:family="table-row"/>
    <style:style style:name="s05b828c57-style_412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41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414" style:family="text"/>
    <style:style style:name="s05b828c57-style_415" style:family="table-row"/>
    <style:style style:name="s05b828c57-style_416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417" style:family="paragraph">
      <style:paragraph-properties fo:padding-bottom="0pt" fo:padding-left="0pt" fo:padding-right="0pt" fo:padding-top="0pt"/>
    </style:style>
    <style:style style:name="s05b828c57-style_418" style:family="text"/>
    <style:style style:name="s05b828c57-style_419" style:family="table-row"/>
    <style:style style:name="s05b828c57-style_420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42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422" style:family="text"/>
    <style:style style:name="s05b828c57-style_423" style:family="table-row"/>
    <style:style style:name="s05b828c57-style_424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42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426" style:family="text"/>
    <style:style style:name="s05b828c57-style_427" style:family="table-row"/>
    <style:style style:name="s05b828c57-style_428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42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430" style:family="text"/>
    <style:style style:name="s05b828c57-style_431" style:family="table-row"/>
    <style:style style:name="s05b828c57-style_432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43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434" style:family="text"/>
    <style:style style:name="s05b828c57-style_435" style:family="table-row"/>
    <style:style style:name="s05b828c57-style_436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43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438" style:family="text"/>
    <style:style style:name="s05b828c57-style_439" style:family="table-row"/>
    <style:style style:name="s05b828c57-style_440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05b828c57-style_44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05b828c57-style_442" style:family="text"/>
    <style:style style:name="s05b828c57-style_443" style:family="table-row"/>
    <style:style style:name="s05b828c57-style_444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445" style:family="paragraph">
      <style:paragraph-properties fo:padding-bottom="0pt" fo:padding-left="0pt" fo:padding-right="0pt" fo:padding-top="0pt"/>
    </style:style>
    <style:style style:name="s05b828c57-style_446" style:family="text"/>
    <style:style style:name="s05b828c57-style_447" style:family="table-row"/>
    <style:style style:name="s05b828c57-style_448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44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450" style:family="text"/>
    <style:style style:name="s05b828c57-style_451" style:family="table-row"/>
    <style:style style:name="s05b828c57-style_452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45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454" style:family="text"/>
    <style:style style:name="s05b828c57-style_455" style:family="table-row"/>
    <style:style style:name="s05b828c57-style_456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45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458" style:family="text"/>
    <style:style style:name="s05b828c57-style_459" style:family="table-row"/>
    <style:style style:name="s05b828c57-style_460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46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462" style:family="text"/>
    <style:style style:name="s05b828c57-style_463" style:family="table-row"/>
    <style:style style:name="s05b828c57-style_464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46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466" style:family="text"/>
    <style:style style:name="s05b828c57-style_467" style:family="table-row"/>
    <style:style style:name="s05b828c57-style_468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469" style:family="paragraph">
      <style:paragraph-properties fo:padding-bottom="0pt" fo:padding-left="0pt" fo:padding-right="0pt" fo:padding-top="0pt"/>
    </style:style>
    <style:style style:name="s05b828c57-style_470" style:family="text"/>
    <style:style style:name="s05b828c57-style_471" style:family="table-row"/>
    <style:style style:name="s05b828c57-style_472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47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474" style:family="text"/>
    <style:style style:name="s05b828c57-style_475" style:family="table-row"/>
    <style:style style:name="s05b828c57-style_476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47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478" style:family="text"/>
    <style:style style:name="s05b828c57-style_479" style:family="table-row"/>
    <style:style style:name="s05b828c57-style_480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48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482" style:family="text"/>
    <style:style style:name="s05b828c57-style_483" style:family="table-row"/>
    <style:style style:name="s05b828c57-style_484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48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486" style:family="text"/>
    <style:style style:name="s05b828c57-style_487" style:family="table-row"/>
    <style:style style:name="s05b828c57-style_488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48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490" style:family="text"/>
    <style:style style:name="s05b828c57-style_491" style:family="table-row"/>
    <style:style style:name="s05b828c57-style_492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05b828c57-style_49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05b828c57-style_494" style:family="text"/>
    <style:style style:name="s05b828c57-style_495" style:family="table-row"/>
    <style:style style:name="s05b828c57-style_496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497" style:family="paragraph">
      <style:paragraph-properties fo:padding-bottom="0pt" fo:padding-left="0pt" fo:padding-right="0pt" fo:padding-top="0pt"/>
    </style:style>
    <style:style style:name="s05b828c57-style_498" style:family="text"/>
    <style:style style:name="s05b828c57-style_499" style:family="table-row"/>
    <style:style style:name="s05b828c57-style_500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50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502" style:family="text"/>
    <style:style style:name="s05b828c57-style_503" style:family="table-row"/>
    <style:style style:name="s05b828c57-style_504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50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506" style:family="text"/>
    <style:style style:name="s05b828c57-style_507" style:family="table-row"/>
    <style:style style:name="s05b828c57-style_508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50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510" style:family="text"/>
    <style:style style:name="s05b828c57-style_511" style:family="table-row"/>
    <style:style style:name="s05b828c57-style_512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51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514" style:family="text"/>
    <style:style style:name="s05b828c57-style_515" style:family="table-row"/>
    <style:style style:name="s05b828c57-style_516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517" style:family="paragraph">
      <style:paragraph-properties fo:padding-bottom="0pt" fo:padding-left="0pt" fo:padding-right="0pt" fo:padding-top="0pt"/>
    </style:style>
    <style:style style:name="s05b828c57-style_518" style:family="text"/>
    <style:style style:name="s05b828c57-style_519" style:family="table-row"/>
    <style:style style:name="s05b828c57-style_520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52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522" style:family="text"/>
    <style:style style:name="s05b828c57-style_523" style:family="table-row"/>
    <style:style style:name="s05b828c57-style_524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52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526" style:family="text"/>
    <style:style style:name="s05b828c57-style_527" style:family="table-row"/>
    <style:style style:name="s05b828c57-style_528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52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530" style:family="text"/>
    <style:style style:name="s05b828c57-style_531" style:family="table-row"/>
    <style:style style:name="s05b828c57-style_532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53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534" style:family="text"/>
    <style:style style:name="s05b828c57-style_535" style:family="text"/>
    <style:style style:name="s05b828c57-style_536" style:family="text">
      <style:text-properties fo:color="#0000cc" style:text-underline-type="single"/>
    </style:style>
    <style:style style:name="s05b828c57-style_537" style:family="text">
      <style:text-properties fo:color="#0000cc" style:text-underline-type="single"/>
    </style:style>
    <style:style style:name="s05b828c57-style_538" style:family="paragraph">
      <style:paragraph-properties fo:padding-bottom="0pt" fo:padding-left="0pt" fo:padding-right="0pt" fo:padding-top="0pt" fo:break-before="page"/>
    </style:style>
    <style:style style:name="s05b828c57-style_539" style:family="text"/>
    <style:style style:name="s05b828c57-style_540" style:family="text">
      <style:text-properties fo:font-family="'Arial'" fo:font-size="13.5pt" style:text-underline-type="single"/>
    </style:style>
    <style:style style:name="s05b828c57-style_541" style:family="paragraph">
      <style:paragraph-properties fo:padding-bottom="0pt" fo:padding-left="0pt" fo:padding-right="0pt" fo:padding-top="0pt"/>
    </style:style>
    <style:style style:name="s05b828c57-style_542" style:family="text">
      <style:text-properties fo:font-family="'Arial'" fo:font-size="12pt"/>
    </style:style>
    <style:style style:name="s05b828c57-style_543" style:family="table">
      <style:table-properties table:border-model="collapsing" table:align="left"/>
    </style:style>
    <style:style style:name="s05b828c57-style_545" style:family="table-row"/>
    <style:style style:name="s05b828c57-style_546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05b828c57-style_54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05b828c57-style_548" style:family="text"/>
    <style:style style:name="s05b828c57-style_549" style:family="table-row"/>
    <style:style style:name="s05b828c57-style_550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05b828c57-style_55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05b828c57-style_552" style:family="text"/>
    <style:style style:name="s05b828c57-style_553" style:family="table-row"/>
    <style:style style:name="s05b828c57-style_554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555" style:family="paragraph">
      <style:paragraph-properties fo:padding-bottom="0pt" fo:padding-left="0pt" fo:padding-right="0pt" fo:padding-top="0pt"/>
    </style:style>
    <style:style style:name="s05b828c57-style_556" style:family="text"/>
    <style:style style:name="s05b828c57-style_557" style:family="table-row"/>
    <style:style style:name="s05b828c57-style_558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55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560" style:family="text"/>
    <style:style style:name="s05b828c57-style_561" style:family="table-row"/>
    <style:style style:name="s05b828c57-style_562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56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564" style:family="text"/>
    <style:style style:name="s05b828c57-style_565" style:family="table-row"/>
    <style:style style:name="s05b828c57-style_566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56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568" style:family="text"/>
    <style:style style:name="s05b828c57-style_569" style:family="table-row"/>
    <style:style style:name="s05b828c57-style_570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57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572" style:family="text"/>
    <style:style style:name="s05b828c57-style_573" style:family="table-row"/>
    <style:style style:name="s05b828c57-style_574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575" style:family="paragraph">
      <style:paragraph-properties fo:padding-bottom="0pt" fo:padding-left="0pt" fo:padding-right="0pt" fo:padding-top="0pt"/>
    </style:style>
    <style:style style:name="s05b828c57-style_576" style:family="text"/>
    <style:style style:name="s05b828c57-style_577" style:family="table-row"/>
    <style:style style:name="s05b828c57-style_578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57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580" style:family="text"/>
    <style:style style:name="s05b828c57-style_581" style:family="table-row"/>
    <style:style style:name="s05b828c57-style_582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58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584" style:family="text"/>
    <style:style style:name="s05b828c57-style_585" style:family="table-row"/>
    <style:style style:name="s05b828c57-style_586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58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588" style:family="text"/>
    <style:style style:name="s05b828c57-style_589" style:family="table-row"/>
    <style:style style:name="s05b828c57-style_590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59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592" style:family="text"/>
    <style:style style:name="s05b828c57-style_593" style:family="table-row"/>
    <style:style style:name="s05b828c57-style_594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05b828c57-style_59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05b828c57-style_596" style:family="text"/>
    <style:style style:name="s05b828c57-style_597" style:family="table-row"/>
    <style:style style:name="s05b828c57-style_598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599" style:family="paragraph">
      <style:paragraph-properties fo:padding-bottom="0pt" fo:padding-left="0pt" fo:padding-right="0pt" fo:padding-top="0pt"/>
    </style:style>
    <style:style style:name="s05b828c57-style_600" style:family="text"/>
    <style:style style:name="s05b828c57-style_601" style:family="table-row"/>
    <style:style style:name="s05b828c57-style_602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60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604" style:family="text"/>
    <style:style style:name="s05b828c57-style_605" style:family="table-row"/>
    <style:style style:name="s05b828c57-style_606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60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608" style:family="text"/>
    <style:style style:name="s05b828c57-style_609" style:family="table-row"/>
    <style:style style:name="s05b828c57-style_610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61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612" style:family="text"/>
    <style:style style:name="s05b828c57-style_613" style:family="table-row"/>
    <style:style style:name="s05b828c57-style_614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61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616" style:family="text"/>
    <style:style style:name="s05b828c57-style_617" style:family="table-row"/>
    <style:style style:name="s05b828c57-style_618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619" style:family="paragraph">
      <style:paragraph-properties fo:padding-bottom="0pt" fo:padding-left="0pt" fo:padding-right="0pt" fo:padding-top="0pt"/>
    </style:style>
    <style:style style:name="s05b828c57-style_620" style:family="text"/>
    <style:style style:name="s05b828c57-style_621" style:family="table-row"/>
    <style:style style:name="s05b828c57-style_622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62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624" style:family="text"/>
    <style:style style:name="s05b828c57-style_625" style:family="table-row"/>
    <style:style style:name="s05b828c57-style_626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62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628" style:family="text"/>
    <style:style style:name="s05b828c57-style_629" style:family="table-row"/>
    <style:style style:name="s05b828c57-style_630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63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632" style:family="text"/>
    <style:style style:name="s05b828c57-style_633" style:family="table-row"/>
    <style:style style:name="s05b828c57-style_634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63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636" style:family="text"/>
    <style:style style:name="s05b828c57-style_637" style:family="text"/>
    <style:style style:name="s05b828c57-style_638" style:family="text">
      <style:text-properties fo:color="#0000cc" style:text-underline-type="single"/>
    </style:style>
    <style:style style:name="s05b828c57-style_639" style:family="text">
      <style:text-properties fo:color="#0000cc" style:text-underline-type="single"/>
    </style:style>
    <style:style style:name="s05b828c57-style_640" style:family="paragraph">
      <style:paragraph-properties fo:padding-bottom="0pt" fo:padding-left="0pt" fo:padding-right="0pt" fo:padding-top="0pt" fo:break-before="page"/>
    </style:style>
    <style:style style:name="s05b828c57-style_641" style:family="text"/>
    <style:style style:name="s05b828c57-style_642" style:family="text">
      <style:text-properties fo:font-family="'Arial'" fo:font-size="13.5pt" style:text-underline-type="single"/>
    </style:style>
    <style:style style:name="s05b828c57-style_643" style:family="paragraph">
      <style:paragraph-properties fo:padding-bottom="0pt" fo:padding-left="0pt" fo:padding-right="0pt" fo:padding-top="0pt"/>
    </style:style>
    <style:style style:name="s05b828c57-style_644" style:family="text">
      <style:text-properties fo:font-family="'Arial'" fo:font-size="12pt"/>
    </style:style>
    <style:style style:name="s05b828c57-style_645" style:family="table">
      <style:table-properties table:border-model="collapsing" table:align="left"/>
    </style:style>
    <style:style style:name="s05b828c57-style_647" style:family="table-row"/>
    <style:style style:name="s05b828c57-style_648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05b828c57-style_64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05b828c57-style_650" style:family="text"/>
    <style:style style:name="s05b828c57-style_651" style:family="table-row"/>
    <style:style style:name="s05b828c57-style_652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05b828c57-style_65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05b828c57-style_654" style:family="text"/>
    <style:style style:name="s05b828c57-style_655" style:family="table-row"/>
    <style:style style:name="s05b828c57-style_656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657" style:family="paragraph">
      <style:paragraph-properties fo:padding-bottom="0pt" fo:padding-left="0pt" fo:padding-right="0pt" fo:padding-top="0pt"/>
    </style:style>
    <style:style style:name="s05b828c57-style_658" style:family="text"/>
    <style:style style:name="s05b828c57-style_659" style:family="table-row"/>
    <style:style style:name="s05b828c57-style_660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66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662" style:family="text"/>
    <style:style style:name="s05b828c57-style_663" style:family="table-row"/>
    <style:style style:name="s05b828c57-style_664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66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666" style:family="text"/>
    <style:style style:name="s05b828c57-style_667" style:family="table-row"/>
    <style:style style:name="s05b828c57-style_668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669" style:family="paragraph">
      <style:paragraph-properties fo:padding-bottom="0pt" fo:padding-left="0pt" fo:padding-right="0pt" fo:padding-top="0pt"/>
    </style:style>
    <style:style style:name="s05b828c57-style_670" style:family="text"/>
    <style:style style:name="s05b828c57-style_671" style:family="table-row"/>
    <style:style style:name="s05b828c57-style_672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67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674" style:family="text"/>
    <style:style style:name="s05b828c57-style_675" style:family="table-row"/>
    <style:style style:name="s05b828c57-style_676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67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678" style:family="text"/>
    <style:style style:name="s05b828c57-style_679" style:family="table-row"/>
    <style:style style:name="s05b828c57-style_680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05b828c57-style_68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05b828c57-style_682" style:family="text"/>
    <style:style style:name="s05b828c57-style_683" style:family="table-row"/>
    <style:style style:name="s05b828c57-style_684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685" style:family="paragraph">
      <style:paragraph-properties fo:padding-bottom="0pt" fo:padding-left="0pt" fo:padding-right="0pt" fo:padding-top="0pt"/>
    </style:style>
    <style:style style:name="s05b828c57-style_686" style:family="text"/>
    <style:style style:name="s05b828c57-style_687" style:family="table-row"/>
    <style:style style:name="s05b828c57-style_688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68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690" style:family="text"/>
    <style:style style:name="s05b828c57-style_691" style:family="table-row"/>
    <style:style style:name="s05b828c57-style_692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69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694" style:family="text"/>
    <style:style style:name="s05b828c57-style_695" style:family="table-row"/>
    <style:style style:name="s05b828c57-style_696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69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698" style:family="text"/>
    <style:style style:name="s05b828c57-style_699" style:family="table-row"/>
    <style:style style:name="s05b828c57-style_700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70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702" style:family="text"/>
    <style:style style:name="s05b828c57-style_703" style:family="table-row"/>
    <style:style style:name="s05b828c57-style_704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70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706" style:family="text"/>
    <style:style style:name="s05b828c57-style_707" style:family="table-row"/>
    <style:style style:name="s05b828c57-style_708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709" style:family="paragraph">
      <style:paragraph-properties fo:padding-bottom="0pt" fo:padding-left="0pt" fo:padding-right="0pt" fo:padding-top="0pt"/>
    </style:style>
    <style:style style:name="s05b828c57-style_710" style:family="text"/>
    <style:style style:name="s05b828c57-style_711" style:family="table-row"/>
    <style:style style:name="s05b828c57-style_712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71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714" style:family="text"/>
    <style:style style:name="s05b828c57-style_715" style:family="table-row"/>
    <style:style style:name="s05b828c57-style_716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71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718" style:family="text"/>
    <style:style style:name="s05b828c57-style_719" style:family="table-row"/>
    <style:style style:name="s05b828c57-style_720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721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722" style:family="text"/>
    <style:style style:name="s05b828c57-style_723" style:family="table-row"/>
    <style:style style:name="s05b828c57-style_724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72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726" style:family="text"/>
    <style:style style:name="s05b828c57-style_727" style:family="table-row"/>
    <style:style style:name="s05b828c57-style_728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72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730" style:family="text"/>
    <style:style style:name="s05b828c57-style_731" style:family="text"/>
    <style:style style:name="s05b828c57-style_732" style:family="text">
      <style:text-properties fo:color="#0000cc" style:text-underline-type="single"/>
    </style:style>
    <style:style style:name="s05b828c57-style_733" style:family="text">
      <style:text-properties fo:color="#0000cc" style:text-underline-type="single"/>
    </style:style>
    <style:style style:name="s05b828c57-style_734" style:family="paragraph">
      <style:paragraph-properties fo:padding-bottom="0pt" fo:padding-left="0pt" fo:padding-right="0pt" fo:padding-top="0pt" fo:break-before="page"/>
    </style:style>
    <style:style style:name="s05b828c57-style_735" style:family="text"/>
    <style:style style:name="s05b828c57-style_736" style:family="text">
      <style:text-properties fo:font-family="'Arial'" fo:font-size="13.5pt" style:text-underline-type="single"/>
    </style:style>
    <style:style style:name="s05b828c57-style_737" style:family="paragraph">
      <style:paragraph-properties fo:padding-bottom="0pt" fo:padding-left="0pt" fo:padding-right="0pt" fo:padding-top="0pt"/>
    </style:style>
    <style:style style:name="s05b828c57-style_738" style:family="text">
      <style:text-properties fo:font-family="'Arial'" fo:font-size="12pt"/>
    </style:style>
    <style:style style:name="s05b828c57-style_739" style:family="table">
      <style:table-properties table:border-model="collapsing" table:align="left"/>
    </style:style>
    <style:style style:name="s05b828c57-style_741" style:family="table-row"/>
    <style:style style:name="s05b828c57-style_742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05b828c57-style_74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05b828c57-style_744" style:family="text"/>
    <style:style style:name="s05b828c57-style_745" style:family="table-row"/>
    <style:style style:name="s05b828c57-style_746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05b828c57-style_747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 fo:font-weight="bold"/>
    </style:style>
    <style:style style:name="s05b828c57-style_748" style:family="text"/>
    <style:style style:name="s05b828c57-style_749" style:family="table-row"/>
    <style:style style:name="s05b828c57-style_750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751" style:family="paragraph">
      <style:paragraph-properties fo:padding-bottom="0pt" fo:padding-left="0pt" fo:padding-right="0pt" fo:padding-top="0pt"/>
    </style:style>
    <style:style style:name="s05b828c57-style_752" style:family="text"/>
    <style:style style:name="s05b828c57-style_753" style:family="table-row"/>
    <style:style style:name="s05b828c57-style_754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75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756" style:family="text"/>
    <style:style style:name="s05b828c57-style_757" style:family="table-row"/>
    <style:style style:name="s05b828c57-style_758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759" style:family="paragraph">
      <style:paragraph-properties fo:padding-bottom="0pt" fo:padding-left="0pt" fo:padding-right="0pt" fo:padding-top="0pt"/>
    </style:style>
    <style:style style:name="s05b828c57-style_760" style:family="text"/>
    <style:style style:name="s05b828c57-style_761" style:family="table-row"/>
    <style:style style:name="s05b828c57-style_762" style:family="table-cell">
      <style:table-cell-properties fo:border-top="0.75pt solid #000000" fo:border-right="0.75pt solid #000000" fo:border-bottom="0.75pt solid #000000" fo:border-left="0.75pt solid #000000"/>
      <style:text-properties fo:font-family="'Arial'"/>
    </style:style>
    <style:style style:name="s05b828c57-style_763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family="'Arial'" fo:font-size="10.5pt"/>
    </style:style>
    <style:style style:name="s05b828c57-style_764" style:family="text"/>
    <text:list-style style:name="s05b828c57-list_305">
      <text:list-level-style-bullet text:level="1" text:style-name="docxpresso_bullet" text:bullet-char="•">
        <style:list-level-properties text:list-level-position-and-space-mode="label-alignment">
          <style:list-level-label-alignment text:label-followed-by="listtab" fo:text-indent="-0.635cm" text:list-tab-stop-position="1.27cm" fo:margin-left="1.27cm"/>
        </style:list-level-properties>
      </text:list-level-style-bullet>
    </text:list-style>
    <text:list-style style:name="s05b828c57-list_362">
      <text:list-level-style-bullet text:level="1" text:style-name="docxpresso_bullet" text:bullet-char="•">
        <style:list-level-properties text:list-level-position-and-space-mode="label-alignment">
          <style:list-level-label-alignment text:label-followed-by="listtab" fo:text-indent="-0.635cm" text:list-tab-stop-position="1.27cm" fo:margin-left="1.27cm"/>
        </style:list-level-properties>
      </text:list-level-style-bullet>
    </text:list-style>
  </office:automatic-styles>
  <office:body>
    <office:text text:use-soft-page-breaks="true">
      <table:table table:style-name="s05b828c57-style_44" xml:id="s05b828c57-table_45">
        <table:table-column table:number-columns-repeated="1"/>
        <table:table-row table:style-name="s05b828c57-style_46" xml:id="s05b828c57-table_45_0">
          <table:table-cell table:style-name="s05b828c57-style_47">
            <text:p text:style-name="s05b828c57-style_48"><text:span text:style-name="s05b828c57-style_49">PROGRAMACIÓ DIDÀCTICA GENERAL DE MÒDUL PROFESSIONAL</text:span></text:p>
          </table:table-cell>
        </table:table-row>
      </table:table>
      <table:table table:style-name="s05b828c57-style_50" xml:id="s05b828c57-table_51">
        <table:table-column table:number-columns-repeated="1"/>
        <table:table-row table:style-name="s05b828c57-style_52" xml:id="s05b828c57-table_51_0">
          <table:table-cell table:style-name="s05b828c57-style_53">
            <text:p text:style-name="s05b828c57-style_54"><text:span text:style-name="s05b828c57-style_55">Nom del Cicle Formatiu</text:span></text:p>
          </table:table-cell>
        </table:table-row>
        <table:table-row table:style-name="s05b828c57-style_56" xml:id="s05b828c57-table_51_1">
          <table:table-cell table:style-name="s05b828c57-style_57">
            <text:p text:style-name="s05b828c57-style_58"><text:span text:style-name="s05b828c57-style_59">CFPM Desenvolupament Web (LOE)</text:span></text:p>
          </table:table-cell>
        </table:table-row>
      </table:table>
      <table:table table:style-name="s05b828c57-style_60" xml:id="s05b828c57-table_61">
        <table:table-column table:number-columns-repeated="1"/>
        <table:table-row table:style-name="s05b828c57-style_62" xml:id="s05b828c57-table_61_0">
          <table:table-cell table:style-name="s05b828c57-style_63">
            <text:p text:style-name="s05b828c57-style_64"><text:span text:style-name="s05b828c57-style_65">Nom del mòdul professional</text:span></text:p>
          </table:table-cell>
        </table:table-row>
        <table:table-row table:style-name="s05b828c57-style_66" xml:id="s05b828c57-table_61_1">
          <table:table-cell table:style-name="s05b828c57-style_67">
            <text:p text:style-name="s05b828c57-style_68"><text:span text:style-name="s05b828c57-style_69">(DW10)M06. Desenvolupament Web en entorn client</text:span></text:p>
          </table:table-cell>
        </table:table-row>
      </table:table>
      <table:table table:style-name="s05b828c57-style_70" xml:id="s05b828c57-table_71">
        <table:table-column table:number-columns-repeated="1"/>
        <table:table-row table:style-name="s05b828c57-style_72" xml:id="s05b828c57-table_71_0">
          <table:table-cell table:style-name="s05b828c57-style_73">
            <text:p text:style-name="s05b828c57-style_74"><text:span text:style-name="s05b828c57-style_75">Curs del cicle</text:span></text:p>
          </table:table-cell>
        </table:table-row>
        <table:table-row table:style-name="s05b828c57-style_76" xml:id="s05b828c57-table_71_1">
          <table:table-cell table:style-name="s05b828c57-style_77">
            <text:p text:style-name="s05b828c57-style_78"><text:span text:style-name="s05b828c57-style_79">Segon curs(UF1-UF2-UF3-UF4)</text:span></text:p>
          </table:table-cell>
        </table:table-row>
      </table:table>
      <table:table table:style-name="s05b828c57-style_80" xml:id="s05b828c57-table_81">
        <table:table-column table:number-columns-repeated="1"/>
        <table:table-row table:style-name="s05b828c57-style_82" xml:id="s05b828c57-table_81_0">
          <table:table-cell table:style-name="s05b828c57-style_83">
            <text:p text:style-name="s05b828c57-style_84"><text:span text:style-name="s05b828c57-style_85">Durada</text:span></text:p>
          </table:table-cell>
        </table:table-row>
        <table:table-row table:style-name="s05b828c57-style_86" xml:id="s05b828c57-table_81_1">
          <table:table-cell table:style-name="s05b828c57-style_87">
            <text:p text:style-name="s05b828c57-style_88"><text:span text:style-name="s05b828c57-style_89">80 hores + 15 lliure disposició</text:span></text:p>
          </table:table-cell>
        </table:table-row>
      </table:table>
      <table:table table:style-name="s05b828c57-style_90" xml:id="s05b828c57-table_91">
        <table:table-column table:number-columns-repeated="1"/>
        <table:table-row table:style-name="s05b828c57-style_92" xml:id="s05b828c57-table_91_0">
          <table:table-cell table:style-name="s05b828c57-style_93">
            <text:p text:style-name="s05b828c57-style_94"><text:span text:style-name="s05b828c57-style_95">Curs</text:span></text:p>
          </table:table-cell>
        </table:table-row>
        <table:table-row table:style-name="s05b828c57-style_96" xml:id="s05b828c57-table_91_1">
          <table:table-cell table:style-name="s05b828c57-style_97">
            <text:p text:style-name="s05b828c57-style_98"><text:span text:style-name="s05b828c57-style_99">2015/2016</text:span></text:p>
          </table:table-cell>
        </table:table-row>
      </table:table>
      <text:p text:style-name="s05b828c57-style_100"><text:span text:style-name="s05b828c57-style_101">ÍNDEX<text:line-break/></text:span><text:span text:style-name="s05b828c57-style_102">GESTIÓ DE LA PROGRAMACIÓ...<text:a text:style-name="s05b828c57-style_103" xlink:href="#modificacions" xlink:type="simple" xlink:show="new" office:title="GESTIÓ DE LA PROGRAMACIÓ" office:target-frame-name="_blank"><text:span text:style-name="s05b828c57-style_104"><text:bookmark-ref text:reference-format="page" text:ref-name="modificacions">press F9 to update</text:bookmark-ref></text:span></text:a><text:line-break/></text:span><text:span text:style-name="s05b828c57-style_226">RELACIÓ D'UNITATS FORMATIVES...<text:a text:style-name="s05b828c57-style_227" xlink:href="#relacio_ufs" xlink:type="simple" xlink:show="new" office:title="RELACIÓ D'UNITATS FORMATIVES" office:target-frame-name="_blank"><text:span text:style-name="s05b828c57-style_228"><text:bookmark-ref text:reference-format="page" text:ref-name="relacio_ufs">press F9 to update</text:bookmark-ref></text:span></text:a><text:line-break/></text:span><text:span text:style-name="s05b828c57-style_296">ESTRATEGIES METODOLÒGIQUES I ORGANITZACIÓ DEL MÒDUL...<text:a text:style-name="s05b828c57-style_297" xlink:href="#estrategies" xlink:type="simple" xlink:show="new" office:title="ESTRATEGIES METODOLÒGIQUES I ORGANITZACIÓ DEL MÒDUL" office:target-frame-name="_blank"><text:span text:style-name="s05b828c57-style_298"><text:bookmark-ref text:reference-format="page" text:ref-name="estrategies">press F9 to update</text:bookmark-ref></text:span></text:a><text:line-break/></text:span><text:span text:style-name="s05b828c57-style_315">AVALUACIÓ/QUALIFICACIÓ/RECUPERACIÓ DEL MP...<text:a text:style-name="s05b828c57-style_316" xlink:href="#avaluacio" xlink:type="simple" xlink:show="new" office:title="AVALUACIÓ/QUALIFICACIÓ/RECUPERACIÓ DEL MP" office:target-frame-name="_blank"><text:span text:style-name="s05b828c57-style_317"><text:bookmark-ref text:reference-format="page" text:ref-name="avaluacio">press F9 to update</text:bookmark-ref></text:span></text:a><text:line-break/></text:span><text:span text:style-name="s05b828c57-style_353">ESPAIS, EQUIPAMENTS I RECURSOS DEL MP...<text:a text:style-name="s05b828c57-style_354" xlink:href="#recursos" xlink:type="simple" xlink:show="new" office:title="ESPAIS, EQUIPAMENTS I RECURSOS DEL MP" office:target-frame-name="_blank"><text:span text:style-name="s05b828c57-style_355"><text:bookmark-ref text:reference-format="page" text:ref-name="recursos">press F9 to update</text:bookmark-ref></text:span></text:a><text:line-break/></text:span><text:span text:style-name="s05b828c57-style_373">PROGRAMACIÓ D'UNITAT FORMATIVA 1...<text:a text:style-name="s05b828c57-style_374" xlink:href="#programacio_uf1" xlink:type="simple" xlink:show="new" office:title="PROGRAMACIÓ D'UNITAT FORMATIVA 1" office:target-frame-name="_blank"><text:span text:style-name="s05b828c57-style_375"><text:bookmark-ref text:reference-format="page" text:ref-name="programacio_uf1">press F9 to update</text:bookmark-ref></text:span></text:a><text:line-break/></text:span><text:span text:style-name="s05b828c57-style_535">PROGRAMACIÓ D'UNITAT FORMATIVA 2...<text:a text:style-name="s05b828c57-style_536" xlink:href="#programacio_uf2" xlink:type="simple" xlink:show="new" office:title="PROGRAMACIÓ D'UNITAT FORMATIVA 2" office:target-frame-name="_blank"><text:span text:style-name="s05b828c57-style_537"><text:bookmark-ref text:reference-format="page" text:ref-name="programacio_uf2">press F9 to update</text:bookmark-ref></text:span></text:a><text:line-break/></text:span><text:span text:style-name="s05b828c57-style_637">PROGRAMACIÓ D'UNITAT FORMATIVA 3...<text:a text:style-name="s05b828c57-style_638" xlink:href="#programacio_uf3" xlink:type="simple" xlink:show="new" office:title="PROGRAMACIÓ D'UNITAT FORMATIVA 3" office:target-frame-name="_blank"><text:span text:style-name="s05b828c57-style_639"><text:bookmark-ref text:reference-format="page" text:ref-name="programacio_uf3">press F9 to update</text:bookmark-ref></text:span></text:a><text:line-break/></text:span><text:span text:style-name="s05b828c57-style_731">PROGRAMACIÓ D'UNITAT FORMATIVA 4...<text:a text:style-name="s05b828c57-style_732" xlink:href="#programacio_uf4" xlink:type="simple" xlink:show="new" office:title="PROGRAMACIÓ D'UNITAT FORMATIVA 4" office:target-frame-name="_blank"><text:span text:style-name="s05b828c57-style_733"><text:bookmark-ref text:reference-format="page" text:ref-name="programacio_uf4">press F9 to update</text:bookmark-ref></text:span></text:a><text:line-break/></text:span></text:p>
      <text:p text:style-name="s05b828c57-style_105"><text:bookmark-start text:name="modificacions"/><text:span text:style-name="s05b828c57-style_106"/><text:bookmark-end text:name="modificacions"/><text:span text:style-name="s05b828c57-style_107">1 . GESTIÓ DE LA PROGRAMACIÓ</text:span></text:p>
      <table:table table:style-name="s05b828c57-style_108" xml:id="s05b828c57-table_109">
        <table:table-column table:number-columns-repeated="4"/>
        <table:table-row table:style-name="s05b828c57-style_110" xml:id="s05b828c57-table_109_0">
          <table:table-cell table:style-name="s05b828c57-style_111">
            <text:p text:style-name="s05b828c57-style_112"><text:span text:style-name="s05b828c57-style_113"/></text:p>
          </table:table-cell>
          <table:table-cell table:style-name="s05b828c57-style_114">
            <text:p text:style-name="s05b828c57-style_115"><text:span text:style-name="s05b828c57-style_116">Realitzat per: </text:span></text:p>
          </table:table-cell>
          <table:table-cell table:style-name="s05b828c57-style_117">
            <text:p text:style-name="s05b828c57-style_118"><text:span text:style-name="s05b828c57-style_119">Revisat per: </text:span></text:p>
          </table:table-cell>
          <table:table-cell table:style-name="s05b828c57-style_120">
            <text:p text:style-name="s05b828c57-style_121"><text:span text:style-name="s05b828c57-style_122">Aprovat per: </text:span></text:p>
          </table:table-cell>
        </table:table-row>
        <table:table-row table:style-name="s05b828c57-style_123" xml:id="s05b828c57-table_109_1">
          <table:table-cell table:style-name="s05b828c57-style_124">
            <text:p text:style-name="s05b828c57-style_125"><text:span text:style-name="s05b828c57-style_126">Nom i cognoms</text:span></text:p>
          </table:table-cell>
          <table:table-cell table:style-name="s05b828c57-style_127">
            <text:p text:style-name="s05b828c57-style_128"><text:span text:style-name="s05b828c57-style_129">Steve Stifler</text:span></text:p>
          </table:table-cell>
          <table:table-cell table:style-name="s05b828c57-style_130">
            <text:p text:style-name="s05b828c57-style_131"><text:span text:style-name="s05b828c57-style_132">Jordi Ubach</text:span></text:p>
          </table:table-cell>
          <table:table-cell table:style-name="s05b828c57-style_133">
            <text:p text:style-name="s05b828c57-style_134"/>
          </table:table-cell>
        </table:table-row>
        <table:table-row table:style-name="s05b828c57-style_135" xml:id="s05b828c57-table_109_2">
          <table:table-cell table:style-name="s05b828c57-style_136">
            <text:p text:style-name="s05b828c57-style_137"><text:span text:style-name="s05b828c57-style_138">Càrrec</text:span></text:p>
          </table:table-cell>
          <table:table-cell table:style-name="s05b828c57-style_139">
            <text:p text:style-name="s05b828c57-style_140"><text:span text:style-name="s05b828c57-style_141"/></text:p>
          </table:table-cell>
          <table:table-cell table:style-name="s05b828c57-style_142">
            <text:p text:style-name="s05b828c57-style_143"><text:span text:style-name="s05b828c57-style_144"/></text:p>
          </table:table-cell>
          <table:table-cell table:style-name="s05b828c57-style_145">
            <text:p text:style-name="s05b828c57-style_146"><text:span text:style-name="s05b828c57-style_147"/></text:p>
          </table:table-cell>
        </table:table-row>
        <table:table-row table:style-name="s05b828c57-style_148" xml:id="s05b828c57-table_109_3">
          <table:table-cell table:style-name="s05b828c57-style_149">
            <text:p text:style-name="s05b828c57-style_150"><text:span text:style-name="s05b828c57-style_151">Data</text:span></text:p>
          </table:table-cell>
          <table:table-cell table:style-name="s05b828c57-style_152">
            <text:p text:style-name="s05b828c57-style_153"><text:span text:style-name="s05b828c57-style_154">2016-06-07</text:span></text:p>
          </table:table-cell>
          <table:table-cell table:style-name="s05b828c57-style_155">
            <text:p text:style-name="s05b828c57-style_156"><text:span text:style-name="s05b828c57-style_157"/></text:p>
          </table:table-cell>
          <table:table-cell table:style-name="s05b828c57-style_158">
            <text:p text:style-name="s05b828c57-style_159"><text:span text:style-name="s05b828c57-style_160"/></text:p>
          </table:table-cell>
        </table:table-row>
        <table:table-row table:style-name="s05b828c57-style_161" xml:id="s05b828c57-table_109_4">
          <table:table-cell table:style-name="s05b828c57-style_162">
            <text:p text:style-name="s05b828c57-style_163"><text:span text:style-name="s05b828c57-style_164">Signatura</text:span></text:p>
          </table:table-cell>
          <table:table-cell table:style-name="s05b828c57-style_165" table:number-rows-spanned="3"/>
          <table:table-cell table:style-name="s05b828c57-style_166" table:number-rows-spanned="3"/>
          <table:table-cell table:style-name="s05b828c57-style_167" table:number-rows-spanned="3"/>
        </table:table-row>
      </table:table>
      <table:table table:style-name="s05b828c57-style_168" xml:id="s05b828c57-table_169">
        <table:table-column table:number-columns-repeated="4"/>
        <table:table-row table:style-name="s05b828c57-style_170" xml:id="s05b828c57-table_169_0">
          <table:table-cell table:style-name="s05b828c57-style_171" table:number-columns-spanned="4">
            <text:p text:style-name="s05b828c57-style_172"><text:span text:style-name="s05b828c57-style_173">Llistat de les modificacions</text:span></text:p>
          </table:table-cell>
          <table:covered-table-cell/>
          <table:covered-table-cell/>
          <table:covered-table-cell/>
        </table:table-row>
        <table:table-row table:style-name="s05b828c57-style_174" xml:id="s05b828c57-table_169_1">
          <table:table-cell table:style-name="s05b828c57-style_175">
            <text:p text:style-name="s05b828c57-style_176"><text:span text:style-name="s05b828c57-style_177">Versió</text:span></text:p>
          </table:table-cell>
          <table:table-cell table:style-name="s05b828c57-style_178">
            <text:p text:style-name="s05b828c57-style_179"><text:span text:style-name="s05b828c57-style_180">Revisió</text:span></text:p>
          </table:table-cell>
          <table:table-cell table:style-name="s05b828c57-style_181">
            <text:p text:style-name="s05b828c57-style_182"><text:span text:style-name="s05b828c57-style_183">Descripció de la modificació</text:span></text:p>
          </table:table-cell>
          <table:table-cell table:style-name="s05b828c57-style_184">
            <text:p text:style-name="s05b828c57-style_185"><text:span text:style-name="s05b828c57-style_186">Aprovació</text:span></text:p>
          </table:table-cell>
        </table:table-row>
        <table:table-row table:style-name="s05b828c57-style_187" xml:id="s05b828c57-table_169_2">
          <table:table-cell table:style-name="s05b828c57-style_188">
            <text:p text:style-name="s05b828c57-style_189"><text:span text:style-name="s05b828c57-style_190">1</text:span></text:p>
          </table:table-cell>
          <table:table-cell table:style-name="s05b828c57-style_191">
            <text:p text:style-name="s05b828c57-style_192"><text:span text:style-name="s05b828c57-style_193">2016-06-07</text:span></text:p>
          </table:table-cell>
          <table:table-cell table:style-name="s05b828c57-style_194">
            <text:p text:style-name="s05b828c57-style_195"><text:span text:style-name="s05b828c57-style_196">Creació del document.</text:span></text:p>
          </table:table-cell>
          <table:table-cell table:style-name="s05b828c57-style_197">
            <text:p text:style-name="s05b828c57-style_198"><text:span text:style-name="s05b828c57-style_199"/></text:p>
          </table:table-cell>
        </table:table-row>
        <table:table-row table:style-name="s05b828c57-style_200" xml:id="s05b828c57-table_169_3">
          <table:table-cell table:style-name="s05b828c57-style_201">
            <text:p text:style-name="s05b828c57-style_202"><text:span text:style-name="s05b828c57-style_203">2</text:span></text:p>
          </table:table-cell>
          <table:table-cell table:style-name="s05b828c57-style_204">
            <text:p text:style-name="s05b828c57-style_205"><text:span text:style-name="s05b828c57-style_206">2016-06-07</text:span></text:p>
          </table:table-cell>
          <table:table-cell table:style-name="s05b828c57-style_207">
            <text:p text:style-name="s05b828c57-style_208"><text:span text:style-name="s05b828c57-style_209">S´ha afegit els recursos del mòdul.</text:span></text:p>
          </table:table-cell>
          <table:table-cell table:style-name="s05b828c57-style_210">
            <text:p text:style-name="s05b828c57-style_211"><text:span text:style-name="s05b828c57-style_212"/></text:p>
          </table:table-cell>
        </table:table-row>
        <table:table-row table:style-name="s05b828c57-style_213" xml:id="s05b828c57-table_169_4">
          <table:table-cell table:style-name="s05b828c57-style_214">
            <text:p text:style-name="s05b828c57-style_215"><text:span text:style-name="s05b828c57-style_216">3</text:span></text:p>
          </table:table-cell>
          <table:table-cell table:style-name="s05b828c57-style_217">
            <text:p text:style-name="s05b828c57-style_218"><text:span text:style-name="s05b828c57-style_219">2016-06-07</text:span></text:p>
          </table:table-cell>
          <table:table-cell table:style-name="s05b828c57-style_220">
            <text:p text:style-name="s05b828c57-style_221"><text:span text:style-name="s05b828c57-style_222">S´ha modificat les hores de lliure disposició.</text:span></text:p>
          </table:table-cell>
          <table:table-cell table:style-name="s05b828c57-style_223">
            <text:p text:style-name="s05b828c57-style_224"><text:span text:style-name="s05b828c57-style_225"/></text:p>
          </table:table-cell>
        </table:table-row>
      </table:table>
      <text:p text:style-name="s05b828c57-style_229"><text:bookmark-start text:name="relacio_ufs"/><text:span text:style-name="s05b828c57-style_230"/><text:bookmark-end text:name="relacio_ufs"/><text:span text:style-name="s05b828c57-style_231">2 . RELACIÓ D'UNITATS FORMATIVES</text:span></text:p>
      <table:table table:style-name="s05b828c57-style_232" xml:id="s05b828c57-table_233">
        <table:table-column table:number-columns-repeated="5"/>
        <table:table-row table:style-name="s05b828c57-style_234" xml:id="s05b828c57-table_233_0">
          <table:table-cell table:style-name="s05b828c57-style_235" table:number-columns-spanned="5">
            <text:p text:style-name="s05b828c57-style_236"><text:span text:style-name="s05b828c57-style_237">Relació d'unitats formatives</text:span></text:p>
          </table:table-cell>
          <table:covered-table-cell/>
          <table:covered-table-cell/>
          <table:covered-table-cell/>
          <table:covered-table-cell/>
        </table:table-row>
        <table:table-row table:style-name="s05b828c57-style_238" xml:id="s05b828c57-table_233_1">
          <table:table-cell table:style-name="s05b828c57-style_239" table:number-columns-spanned="3">
            <text:p text:style-name="s05b828c57-style_240"><text:span text:style-name="s05b828c57-style_241">Nom de la Unitat formativa</text:span></text:p>
          </table:table-cell>
          <table:covered-table-cell/>
          <table:covered-table-cell/>
          <table:table-cell table:style-name="s05b828c57-style_242">
            <text:p text:style-name="s05b828c57-style_243"><text:span text:style-name="s05b828c57-style_244">H. mín + hlld</text:span></text:p>
          </table:table-cell>
          <table:table-cell table:style-name="s05b828c57-style_245">
            <text:p text:style-name="s05b828c57-style_246"><text:span text:style-name="s05b828c57-style_247">Durada</text:span></text:p>
          </table:table-cell>
        </table:table-row>
        <table:table-row table:style-name="s05b828c57-style_248" xml:id="s05b828c57-table_233_2">
          <table:table-cell table:style-name="s05b828c57-style_249" table:number-columns-spanned="3">
            <text:p text:style-name="s05b828c57-style_250"><text:span text:style-name="s05b828c57-style_251">UF1. Sintaxi del llenguatge. Objectes predefinits del llengu</text:span></text:p>
          </table:table-cell>
          <table:covered-table-cell/>
          <table:covered-table-cell/>
          <table:table-cell table:style-name="s05b828c57-style_252">
            <text:p text:style-name="s05b828c57-style_253"><text:span text:style-name="s05b828c57-style_254">10+1</text:span></text:p>
          </table:table-cell>
          <table:table-cell table:style-name="s05b828c57-style_255">
            <text:p text:style-name="s05b828c57-style_256"><text:span text:style-name="s05b828c57-style_257">11</text:span></text:p>
          </table:table-cell>
        </table:table-row>
        <table:table-row table:style-name="s05b828c57-style_258" xml:id="s05b828c57-table_233_3">
          <table:table-cell table:style-name="s05b828c57-style_259" table:number-columns-spanned="3">
            <text:p text:style-name="s05b828c57-style_260"><text:span text:style-name="s05b828c57-style_261">UF2. Estructures definides pel programador. Objectes</text:span></text:p>
          </table:table-cell>
          <table:covered-table-cell/>
          <table:covered-table-cell/>
          <table:table-cell table:style-name="s05b828c57-style_262">
            <text:p text:style-name="s05b828c57-style_263"><text:span text:style-name="s05b828c57-style_264">10+2</text:span></text:p>
          </table:table-cell>
          <table:table-cell table:style-name="s05b828c57-style_265">
            <text:p text:style-name="s05b828c57-style_266"><text:span text:style-name="s05b828c57-style_267">12</text:span></text:p>
          </table:table-cell>
        </table:table-row>
        <table:table-row table:style-name="s05b828c57-style_268" xml:id="s05b828c57-table_233_4">
          <table:table-cell table:style-name="s05b828c57-style_269" table:number-columns-spanned="3">
            <text:p text:style-name="s05b828c57-style_270"><text:span text:style-name="s05b828c57-style_271">UF3. Esdeveniments. Manegament de formularis. Model d´object</text:span></text:p>
          </table:table-cell>
          <table:covered-table-cell/>
          <table:covered-table-cell/>
          <table:table-cell table:style-name="s05b828c57-style_272">
            <text:p text:style-name="s05b828c57-style_273"><text:span text:style-name="s05b828c57-style_274">10+2</text:span></text:p>
          </table:table-cell>
          <table:table-cell table:style-name="s05b828c57-style_275">
            <text:p text:style-name="s05b828c57-style_276"><text:span text:style-name="s05b828c57-style_277">12</text:span></text:p>
          </table:table-cell>
        </table:table-row>
        <table:table-row table:style-name="s05b828c57-style_278" xml:id="s05b828c57-table_233_5">
          <table:table-cell table:style-name="s05b828c57-style_279" table:number-columns-spanned="3">
            <text:p text:style-name="s05b828c57-style_280"><text:span text:style-name="s05b828c57-style_281">UF4. Comunicació asíncrona client-servidor</text:span></text:p>
          </table:table-cell>
          <table:covered-table-cell/>
          <table:covered-table-cell/>
          <table:table-cell table:style-name="s05b828c57-style_282">
            <text:p text:style-name="s05b828c57-style_283"><text:span text:style-name="s05b828c57-style_284">10+4</text:span></text:p>
          </table:table-cell>
          <table:table-cell table:style-name="s05b828c57-style_285">
            <text:p text:style-name="s05b828c57-style_286"><text:span text:style-name="s05b828c57-style_287">14</text:span></text:p>
          </table:table-cell>
        </table:table-row>
        <table:table-row table:style-name="s05b828c57-style_288" xml:id="s05b828c57-table_233_6">
          <table:table-cell table:style-name="s05b828c57-style_289" table:number-columns-spanned="3"/>
          <table:covered-table-cell/>
          <table:covered-table-cell/>
          <table:table-cell table:style-name="s05b828c57-style_290">
            <text:p text:style-name="s05b828c57-style_291"><text:span text:style-name="s05b828c57-style_292">Totals</text:span></text:p>
          </table:table-cell>
          <table:table-cell table:style-name="s05b828c57-style_293">
            <text:p text:style-name="s05b828c57-style_294"><text:span text:style-name="s05b828c57-style_295">49h</text:span></text:p>
          </table:table-cell>
        </table:table-row>
      </table:table>
      <text:p text:style-name="s05b828c57-style_299"><text:bookmark-start text:name="estrategies"/><text:span text:style-name="s05b828c57-style_300"/><text:bookmark-end text:name="estrategies"/><text:span text:style-name="s05b828c57-style_301">3. ESTRATEGIES METODOLÒGIQUES I ORGANITZACIÓ DEL MÒDUL<text:line-break/></text:span></text:p>
      <text:p text:style-name="s05b828c57-style_303">Soy el stevemaister:</text:p>
      <text:list text:style-name="s05b828c57-list_305" xml:id="s05b828c57-list_305_0">
        <text:list-item>
          <text:p text:style-name="s05b828c57-style_306"><text:span text:style-name="s05b828c57-style_308">Melon de melonis</text:span></text:p>
        </text:list-item>
        <text:list-item>
          <text:p text:style-name="s05b828c57-style_309"><text:span text:style-name="s05b828c57-style_311">Luigi de luigis</text:span></text:p>
        </text:list-item>
      </text:list>
      <text:p text:style-name="s05b828c57-style_312"><text:span text:style-name="s05b828c57-style_313"><text:span text:style-name="s05b828c57-style_314">Gracias por venir a esta presentación</text:span></text:span></text:p>
      <text:p text:style-name="s05b828c57-style_318"><text:bookmark-start text:name="avaluacio"/><text:span text:style-name="s05b828c57-style_319"/><text:bookmark-end text:name="avaluacio"/><text:span text:style-name="s05b828c57-style_320">4. AVALUACIÓ/QUALIFICACIÓ/RECUPERACIÓ DEL MP<text:line-break/></text:span></text:p>
      <text:p text:style-name="s05b828c57-style_321"><text:span text:style-name="s05b828c57-style_322">Per superar el mòdul professional cal superar independentment les/la 4 UUFF. La qualificació del mòdul professional s'obté segons la següent ponderació:<text:line-break/></text:span></text:p>
      <table:table table:style-name="s05b828c57-style_323" xml:id="s05b828c57-table_324">
        <table:table-column table:number-columns-repeated="1"/>
        <table:table-row table:style-name="s05b828c57-style_325" xml:id="s05b828c57-table_324_0">
          <table:table-cell table:style-name="s05b828c57-style_326">
            <text:p text:style-name="s05b828c57-style_327"><text:span text:style-name="s05b828c57-style_328">Q</text:span><text:span text:style-name="s05b828c57-style_329">MP</text:span><text:span text:style-name="s05b828c57-style_330"> = (</text:span><text:span text:style-name="s05b828c57-style_331">h</text:span><text:span text:style-name="s05b828c57-style_332">UF1</text:span><text:span text:style-name="s05b828c57-style_333">*Q</text:span><text:span text:style-name="s05b828c57-style_334">UF1</text:span><text:span text:style-name="s05b828c57-style_335"> + </text:span><text:span text:style-name="s05b828c57-style_336">h</text:span><text:span text:style-name="s05b828c57-style_337">UF2</text:span><text:span text:style-name="s05b828c57-style_338">*Q</text:span><text:span text:style-name="s05b828c57-style_339">UF2</text:span><text:span text:style-name="s05b828c57-style_340"> + </text:span><text:span text:style-name="s05b828c57-style_341">h</text:span><text:span text:style-name="s05b828c57-style_342">UF3</text:span><text:span text:style-name="s05b828c57-style_343">*Q</text:span><text:span text:style-name="s05b828c57-style_344">UF3</text:span><text:span text:style-name="s05b828c57-style_345"> + </text:span><text:span text:style-name="s05b828c57-style_346">h</text:span><text:span text:style-name="s05b828c57-style_347">UF4</text:span><text:span text:style-name="s05b828c57-style_348">*Q</text:span><text:span text:style-name="s05b828c57-style_349">UF4</text:span><text:span text:style-name="s05b828c57-style_350">)/Hores totals MP</text:span></text:p>
          </table:table-cell>
        </table:table-row>
      </table:table>
      <text:p text:style-name="s05b828c57-style_351"><text:line-break/><text:span text:style-name="s05b828c57-style_352">Si un alumne no supera qualsevol UF (nota inferior a 5) haurà de presentar-se a una prova extraordinària de recuperació que constarà d'un examen de tots els continguts impartits en aquella UF.<text:line-break/></text:span></text:p>
      <text:p text:style-name="s05b828c57-style_356"><text:bookmark-start text:name="recursos"/><text:span text:style-name="s05b828c57-style_357"/><text:bookmark-end text:name="recursos"/><text:span text:style-name="s05b828c57-style_358">5. ESPAIS, EQUIPAMENTS I RECURSOS DEL MP<text:line-break/></text:span></text:p>
      <text:p text:style-name="s05b828c57-style_360">Soy el stevemaister:</text:p>
      <text:list text:style-name="s05b828c57-list_362" xml:id="s05b828c57-list_362_0">
        <text:list-item>
          <text:p text:style-name="s05b828c57-style_363"><text:span text:style-name="s05b828c57-style_365">Melon de melonis</text:span></text:p>
        </text:list-item>
        <text:list-item>
          <text:p text:style-name="s05b828c57-style_366"><text:span text:style-name="s05b828c57-style_368">Luigi de luigis</text:span></text:p>
        </text:list-item>
      </text:list>
      <text:p text:style-name="s05b828c57-style_369"><text:span text:style-name="s05b828c57-style_370"><text:span text:style-name="s05b828c57-style_371">Gracias por venir a esta presentación</text:span></text:span></text:p>
      <text:p text:style-name="s05b828c57-style_372">Añadir algo más</text:p>
      <text:p text:style-name="s05b828c57-style_376"><text:bookmark-start text:name="programacio_uf1"/><text:span text:style-name="s05b828c57-style_377"/><text:bookmark-end text:name="programacio_uf1"/><text:span text:style-name="s05b828c57-style_378">6. PROGRAMACIÓ D'UNITAT FORMATIVA 1</text:span></text:p>
      <text:p text:style-name="s05b828c57-style_379"><text:span text:style-name="s05b828c57-style_380">6.1 Resultats d'aprenentatge, Criteris d'avaluació i continguts </text:span></text:p>
      <table:table table:style-name="s05b828c57-style_381" xml:id="s05b828c57-table_382">
        <table:table-column table:number-columns-repeated="1"/>
        <table:table-row table:style-name="s05b828c57-style_383" xml:id="s05b828c57-table_382_0">
          <table:table-cell table:style-name="s05b828c57-style_384">
            <text:p text:style-name="s05b828c57-style_385"><text:span text:style-name="s05b828c57-style_386">UF1. Sintaxi del llenguatge. Objectes predefinits del llengu</text:span></text:p>
          </table:table-cell>
        </table:table-row>
        <table:table-row table:style-name="s05b828c57-style_387" xml:id="s05b828c57-table_382_1">
          <table:table-cell table:style-name="s05b828c57-style_388">
            <text:p text:style-name="s05b828c57-style_389"><text:span text:style-name="s05b828c57-style_390">RA1. Selecciona les arquitectures i tecnologies de programació sobre clients web, identificant i analitzant les capacitats i característiques de cadascuna.</text:span></text:p>
          </table:table-cell>
        </table:table-row>
        <table:table-row table:style-name="s05b828c57-style_391" xml:id="s05b828c57-table_382_2">
          <table:table-cell table:style-name="s05b828c57-style_392">
            <text:p text:style-name="s05b828c57-style_393"><text:span text:style-name="s05b828c57-style_394">Criteris d'avaluació</text:span></text:p>
          </table:table-cell>
        </table:table-row>
        <table:table-row table:style-name="s05b828c57-style_395" xml:id="s05b828c57-table_382_3">
          <table:table-cell table:style-name="s05b828c57-style_396">
            <text:p text:style-name="s05b828c57-style_397"><text:span text:style-name="s05b828c57-style_398">a) Caracteritza i diferencia els models d’execució de codi al servidor i al client web. </text:span></text:p>
          </table:table-cell>
        </table:table-row>
        <table:table-row table:style-name="s05b828c57-style_399" xml:id="s05b828c57-table_382_4">
          <table:table-cell table:style-name="s05b828c57-style_400">
            <text:p text:style-name="s05b828c57-style_401"><text:span text:style-name="s05b828c57-style_402">b) Identifica les capacitats i els mecanismes d’execució de codi dels navegadors web.</text:span></text:p>
          </table:table-cell>
        </table:table-row>
        <table:table-row table:style-name="s05b828c57-style_403" xml:id="s05b828c57-table_382_5">
          <table:table-cell table:style-name="s05b828c57-style_404">
            <text:p text:style-name="s05b828c57-style_405"><text:span text:style-name="s05b828c57-style_406">c) Identifica i caracteritza els principals llenguatges relacionats amb la programació de clients web.</text:span></text:p>
          </table:table-cell>
        </table:table-row>
        <table:table-row table:style-name="s05b828c57-style_407" xml:id="s05b828c57-table_382_6">
          <table:table-cell table:style-name="s05b828c57-style_408">
            <text:p text:style-name="s05b828c57-style_409"><text:span text:style-name="s05b828c57-style_410">d) Reconeix les particularitats de la programació de guions i els seus avantatges i desavantatges sobre la
programació tradicional.</text:span></text:p>
          </table:table-cell>
        </table:table-row>
        <table:table-row table:style-name="s05b828c57-style_411" xml:id="s05b828c57-table_382_7">
          <table:table-cell table:style-name="s05b828c57-style_412">
            <text:p text:style-name="s05b828c57-style_413"><text:span text:style-name="s05b828c57-style_414">e) Verifica els mecanismes d’integració dels llenguatges de marques amb els llenguatges de programació de
clients web.</text:span></text:p>
          </table:table-cell>
        </table:table-row>
        <table:table-row table:style-name="s05b828c57-style_415" xml:id="s05b828c57-table_382_8">
          <table:table-cell table:style-name="s05b828c57-style_416">
            <text:p text:style-name="s05b828c57-style_417"><text:span text:style-name="s05b828c57-style_418">Continguts</text:span></text:p>
          </table:table-cell>
        </table:table-row>
        <table:table-row table:style-name="s05b828c57-style_419" xml:id="s05b828c57-table_382_9">
          <table:table-cell table:style-name="s05b828c57-style_420">
            <text:p text:style-name="s05b828c57-style_421"><text:span text:style-name="s05b828c57-style_422">a) Models d´execució de codi</text:span></text:p>
          </table:table-cell>
        </table:table-row>
        <table:table-row table:style-name="s05b828c57-style_423" xml:id="s05b828c57-table_382_10">
          <table:table-cell table:style-name="s05b828c57-style_424">
            <text:p text:style-name="s05b828c57-style_425"><text:span text:style-name="s05b828c57-style_426">b) Mecanismes d´execució de codi en un navegador web.</text:span></text:p>
          </table:table-cell>
        </table:table-row>
        <table:table-row table:style-name="s05b828c57-style_427" xml:id="s05b828c57-table_382_11">
          <table:table-cell table:style-name="s05b828c57-style_428">
            <text:p text:style-name="s05b828c57-style_429"><text:span text:style-name="s05b828c57-style_430">c) Capacitats i limitacions d´execució.</text:span></text:p>
          </table:table-cell>
        </table:table-row>
        <table:table-row table:style-name="s05b828c57-style_431" xml:id="s05b828c57-table_382_12">
          <table:table-cell table:style-name="s05b828c57-style_432">
            <text:p text:style-name="s05b828c57-style_433"><text:span text:style-name="s05b828c57-style_434">d) Llenguatges de programació en entorn client.</text:span></text:p>
          </table:table-cell>
        </table:table-row>
        <table:table-row table:style-name="s05b828c57-style_435" xml:id="s05b828c57-table_382_13">
          <table:table-cell table:style-name="s05b828c57-style_436">
            <text:p text:style-name="s05b828c57-style_437"><text:span text:style-name="s05b828c57-style_438">e) Programació de guions </text:span></text:p>
          </table:table-cell>
        </table:table-row>
        <table:table-row table:style-name="s05b828c57-style_439" xml:id="s05b828c57-table_382_14">
          <table:table-cell table:style-name="s05b828c57-style_440">
            <text:p text:style-name="s05b828c57-style_441"><text:span text:style-name="s05b828c57-style_442">RA2. Selecciona les arquitectures i tecnologies de programació sobre clients web, identificant i analitzant les capacitats i característiques de cadascuna.</text:span></text:p>
          </table:table-cell>
        </table:table-row>
        <table:table-row table:style-name="s05b828c57-style_443" xml:id="s05b828c57-table_382_15">
          <table:table-cell table:style-name="s05b828c57-style_444">
            <text:p text:style-name="s05b828c57-style_445"><text:span text:style-name="s05b828c57-style_446">Criteris d'avaluació</text:span></text:p>
          </table:table-cell>
        </table:table-row>
        <table:table-row table:style-name="s05b828c57-style_447" xml:id="s05b828c57-table_382_16">
          <table:table-cell table:style-name="s05b828c57-style_448">
            <text:p text:style-name="s05b828c57-style_449"><text:span text:style-name="s05b828c57-style_450">a) Selecciona un llenguatge de programació de clients web en funció de les seves possibilitats.</text:span></text:p>
          </table:table-cell>
        </table:table-row>
        <table:table-row table:style-name="s05b828c57-style_451" xml:id="s05b828c57-table_382_17">
          <table:table-cell table:style-name="s05b828c57-style_452">
            <text:p text:style-name="s05b828c57-style_453"><text:span text:style-name="s05b828c57-style_454">b) Utilitza els diferents tipus de variables i operadors disponibles en el llenguatge.</text:span></text:p>
          </table:table-cell>
        </table:table-row>
        <table:table-row table:style-name="s05b828c57-style_455" xml:id="s05b828c57-table_382_18">
          <table:table-cell table:style-name="s05b828c57-style_456">
            <text:p text:style-name="s05b828c57-style_457"><text:span text:style-name="s05b828c57-style_458">c) Identifica els àmbits d’utilització de les variables.</text:span></text:p>
          </table:table-cell>
        </table:table-row>
        <table:table-row table:style-name="s05b828c57-style_459" xml:id="s05b828c57-table_382_19">
          <table:table-cell table:style-name="s05b828c57-style_460">
            <text:p text:style-name="s05b828c57-style_461"><text:span text:style-name="s05b828c57-style_462">d) Reconeix i comprova les peculiaritats del llenguatge respecte a les conversions entre diferents tipus de
dades.</text:span></text:p>
          </table:table-cell>
        </table:table-row>
        <table:table-row table:style-name="s05b828c57-style_463" xml:id="s05b828c57-table_382_20">
          <table:table-cell table:style-name="s05b828c57-style_464">
            <text:p text:style-name="s05b828c57-style_465"><text:span text:style-name="s05b828c57-style_466">e) Utilitza mecanismes de decisió en la creació de blocs de sentències.</text:span></text:p>
          </table:table-cell>
        </table:table-row>
        <table:table-row table:style-name="s05b828c57-style_467" xml:id="s05b828c57-table_382_21">
          <table:table-cell table:style-name="s05b828c57-style_468">
            <text:p text:style-name="s05b828c57-style_469"><text:span text:style-name="s05b828c57-style_470">Continguts</text:span></text:p>
          </table:table-cell>
        </table:table-row>
        <table:table-row table:style-name="s05b828c57-style_471" xml:id="s05b828c57-table_382_22">
          <table:table-cell table:style-name="s05b828c57-style_472">
            <text:p text:style-name="s05b828c57-style_473"><text:span text:style-name="s05b828c57-style_474">a) Selecció de llenguatge de programació de clients web. </text:span></text:p>
          </table:table-cell>
        </table:table-row>
        <table:table-row table:style-name="s05b828c57-style_475" xml:id="s05b828c57-table_382_23">
          <table:table-cell table:style-name="s05b828c57-style_476">
            <text:p text:style-name="s05b828c57-style_477"><text:span text:style-name="s05b828c57-style_478">b) Variables.</text:span></text:p>
          </table:table-cell>
        </table:table-row>
        <table:table-row table:style-name="s05b828c57-style_479" xml:id="s05b828c57-table_382_24">
          <table:table-cell table:style-name="s05b828c57-style_480">
            <text:p text:style-name="s05b828c57-style_481"><text:span text:style-name="s05b828c57-style_482">c) Tipus de dades.</text:span></text:p>
          </table:table-cell>
        </table:table-row>
        <table:table-row table:style-name="s05b828c57-style_483" xml:id="s05b828c57-table_382_25">
          <table:table-cell table:style-name="s05b828c57-style_484">
            <text:p text:style-name="s05b828c57-style_485"><text:span text:style-name="s05b828c57-style_486">d) Assignacions.</text:span></text:p>
          </table:table-cell>
        </table:table-row>
        <table:table-row table:style-name="s05b828c57-style_487" xml:id="s05b828c57-table_382_26">
          <table:table-cell table:style-name="s05b828c57-style_488">
            <text:p text:style-name="s05b828c57-style_489"><text:span text:style-name="s05b828c57-style_490">e) Operadors.</text:span></text:p>
          </table:table-cell>
        </table:table-row>
        <table:table-row table:style-name="s05b828c57-style_491" xml:id="s05b828c57-table_382_27">
          <table:table-cell table:style-name="s05b828c57-style_492">
            <text:p text:style-name="s05b828c57-style_493"><text:span text:style-name="s05b828c57-style_494">RA3. Selecciona les arquitectures i tecnologies de programació sobre clients web, identificant i analitzant les capacitats i característiques de cadascuna.</text:span></text:p>
          </table:table-cell>
        </table:table-row>
        <table:table-row table:style-name="s05b828c57-style_495" xml:id="s05b828c57-table_382_28">
          <table:table-cell table:style-name="s05b828c57-style_496">
            <text:p text:style-name="s05b828c57-style_497"><text:span text:style-name="s05b828c57-style_498">Criteris d'avaluació</text:span></text:p>
          </table:table-cell>
        </table:table-row>
        <table:table-row table:style-name="s05b828c57-style_499" xml:id="s05b828c57-table_382_29">
          <table:table-cell table:style-name="s05b828c57-style_500">
            <text:p text:style-name="s05b828c57-style_501"><text:span text:style-name="s05b828c57-style_502">a) Identifica els objectes predefinits del llenguatge.</text:span></text:p>
          </table:table-cell>
        </table:table-row>
        <table:table-row table:style-name="s05b828c57-style_503" xml:id="s05b828c57-table_382_30">
          <table:table-cell table:style-name="s05b828c57-style_504">
            <text:p text:style-name="s05b828c57-style_505"><text:span text:style-name="s05b828c57-style_506">b) Analitza els objectes referents a les finestres del navegador i els documents web que hi contenen.</text:span></text:p>
          </table:table-cell>
        </table:table-row>
        <table:table-row table:style-name="s05b828c57-style_507" xml:id="s05b828c57-table_382_31">
          <table:table-cell table:style-name="s05b828c57-style_508">
            <text:p text:style-name="s05b828c57-style_509"><text:span text:style-name="s05b828c57-style_510">c) Escriu sentències que utilitzin els objectes predefinits del llenguatge per canviar l’aspecte del navegador i el
document que hi conté.</text:span></text:p>
          </table:table-cell>
        </table:table-row>
        <table:table-row table:style-name="s05b828c57-style_511" xml:id="s05b828c57-table_382_32">
          <table:table-cell table:style-name="s05b828c57-style_512">
            <text:p text:style-name="s05b828c57-style_513"><text:span text:style-name="s05b828c57-style_514">d) Genera textos i etiquetes com a resultat de l’execució de codi al navegador.</text:span></text:p>
          </table:table-cell>
        </table:table-row>
        <table:table-row table:style-name="s05b828c57-style_515" xml:id="s05b828c57-table_382_33">
          <table:table-cell table:style-name="s05b828c57-style_516">
            <text:p text:style-name="s05b828c57-style_517"><text:span text:style-name="s05b828c57-style_518">Continguts</text:span></text:p>
          </table:table-cell>
        </table:table-row>
        <table:table-row table:style-name="s05b828c57-style_519" xml:id="s05b828c57-table_382_34">
          <table:table-cell table:style-name="s05b828c57-style_520">
            <text:p text:style-name="s05b828c57-style_521"><text:span text:style-name="s05b828c57-style_522">a) Utilització d´objectes. Objectes nadius del llenguatge.</text:span></text:p>
          </table:table-cell>
        </table:table-row>
        <table:table-row table:style-name="s05b828c57-style_523" xml:id="s05b828c57-table_382_35">
          <table:table-cell table:style-name="s05b828c57-style_524">
            <text:p text:style-name="s05b828c57-style_525"><text:span text:style-name="s05b828c57-style_526">b) Objectes predefinits associats al navegador.</text:span></text:p>
          </table:table-cell>
        </table:table-row>
        <table:table-row table:style-name="s05b828c57-style_527" xml:id="s05b828c57-table_382_36">
          <table:table-cell table:style-name="s05b828c57-style_528">
            <text:p text:style-name="s05b828c57-style_529"><text:span text:style-name="s05b828c57-style_530">c) Gestió de l´aparença de la finestra.</text:span></text:p>
          </table:table-cell>
        </table:table-row>
        <table:table-row table:style-name="s05b828c57-style_531" xml:id="s05b828c57-table_382_37">
          <table:table-cell table:style-name="s05b828c57-style_532">
            <text:p text:style-name="s05b828c57-style_533"><text:span text:style-name="s05b828c57-style_534">d) Generació de text i elements HTML des de codi.</text:span></text:p>
          </table:table-cell>
        </table:table-row>
      </table:table>
      <text:p text:style-name="s05b828c57-style_538"><text:bookmark-start text:name="programacio_uf2"/><text:span text:style-name="s05b828c57-style_539"/><text:bookmark-end text:name="programacio_uf2"/><text:span text:style-name="s05b828c57-style_540">7. PROGRAMACIÓ D'UNITAT FORMATIVA 2</text:span></text:p>
      <text:p text:style-name="s05b828c57-style_541"><text:span text:style-name="s05b828c57-style_542">7.1 Resultats d'aprenentatge, Criteris d'avaluació i continguts </text:span></text:p>
      <table:table table:style-name="s05b828c57-style_543" xml:id="s05b828c57-table_544">
        <table:table-column table:number-columns-repeated="1"/>
        <table:table-row table:style-name="s05b828c57-style_545" xml:id="s05b828c57-table_544_0">
          <table:table-cell table:style-name="s05b828c57-style_546">
            <text:p text:style-name="s05b828c57-style_547"><text:span text:style-name="s05b828c57-style_548">UF2. Estructures definides pel programador. Objectes</text:span></text:p>
          </table:table-cell>
        </table:table-row>
        <table:table-row table:style-name="s05b828c57-style_549" xml:id="s05b828c57-table_544_1">
          <table:table-cell table:style-name="s05b828c57-style_550">
            <text:p text:style-name="s05b828c57-style_551"><text:span text:style-name="s05b828c57-style_552">RA1. Desenvolupa aplicacions web interactives integrant mecanismes de maneig d´esdeveniments.</text:span></text:p>
          </table:table-cell>
        </table:table-row>
        <table:table-row table:style-name="s05b828c57-style_553" xml:id="s05b828c57-table_544_2">
          <table:table-cell table:style-name="s05b828c57-style_554">
            <text:p text:style-name="s05b828c57-style_555"><text:span text:style-name="s05b828c57-style_556">Criteris d'avaluació</text:span></text:p>
          </table:table-cell>
        </table:table-row>
        <table:table-row table:style-name="s05b828c57-style_557" xml:id="s05b828c57-table_544_3">
          <table:table-cell table:style-name="s05b828c57-style_558">
            <text:p text:style-name="s05b828c57-style_559"><text:span text:style-name="s05b828c57-style_560">a) Classifica i utilitza les funcions predefinides del llenguatge.</text:span></text:p>
          </table:table-cell>
        </table:table-row>
        <table:table-row table:style-name="s05b828c57-style_561" xml:id="s05b828c57-table_544_4">
          <table:table-cell table:style-name="s05b828c57-style_562">
            <text:p text:style-name="s05b828c57-style_563"><text:span text:style-name="s05b828c57-style_564">b) Crea i utilitza funcions definides per l’usuari.</text:span></text:p>
          </table:table-cell>
        </table:table-row>
        <table:table-row table:style-name="s05b828c57-style_565" xml:id="s05b828c57-table_544_5">
          <table:table-cell table:style-name="s05b828c57-style_566">
            <text:p text:style-name="s05b828c57-style_567"><text:span text:style-name="s05b828c57-style_568">c) Reconeix les característiques del llenguatge relatives a la creació i ús d’arrays.</text:span></text:p>
          </table:table-cell>
        </table:table-row>
        <table:table-row table:style-name="s05b828c57-style_569" xml:id="s05b828c57-table_544_6">
          <table:table-cell table:style-name="s05b828c57-style_570">
            <text:p text:style-name="s05b828c57-style_571"><text:span text:style-name="s05b828c57-style_572">d) Crea i utilitza arrays.</text:span></text:p>
          </table:table-cell>
        </table:table-row>
        <table:table-row table:style-name="s05b828c57-style_573" xml:id="s05b828c57-table_544_7">
          <table:table-cell table:style-name="s05b828c57-style_574">
            <text:p text:style-name="s05b828c57-style_575"><text:span text:style-name="s05b828c57-style_576">Continguts</text:span></text:p>
          </table:table-cell>
        </table:table-row>
        <table:table-row table:style-name="s05b828c57-style_577" xml:id="s05b828c57-table_544_8">
          <table:table-cell table:style-name="s05b828c57-style_578">
            <text:p text:style-name="s05b828c57-style_579"><text:span text:style-name="s05b828c57-style_580">a) Model de gestió d´esdeveniments.</text:span></text:p>
          </table:table-cell>
        </table:table-row>
        <table:table-row table:style-name="s05b828c57-style_581" xml:id="s05b828c57-table_544_9">
          <table:table-cell table:style-name="s05b828c57-style_582">
            <text:p text:style-name="s05b828c57-style_583"><text:span text:style-name="s05b828c57-style_584">b) Captura i ús d´esdeveniments</text:span></text:p>
          </table:table-cell>
        </table:table-row>
        <table:table-row table:style-name="s05b828c57-style_585" xml:id="s05b828c57-table_544_10">
          <table:table-cell table:style-name="s05b828c57-style_586">
            <text:p text:style-name="s05b828c57-style_587"><text:span text:style-name="s05b828c57-style_588">c) Utilització de formularis des de codi.</text:span></text:p>
          </table:table-cell>
        </table:table-row>
        <table:table-row table:style-name="s05b828c57-style_589" xml:id="s05b828c57-table_544_11">
          <table:table-cell table:style-name="s05b828c57-style_590">
            <text:p text:style-name="s05b828c57-style_591"><text:span text:style-name="s05b828c57-style_592">d) Modificació d´aparença i comportament. Utilització de cookies</text:span></text:p>
          </table:table-cell>
        </table:table-row>
        <table:table-row table:style-name="s05b828c57-style_593" xml:id="s05b828c57-table_544_12">
          <table:table-cell table:style-name="s05b828c57-style_594">
            <text:p text:style-name="s05b828c57-style_595"><text:span text:style-name="s05b828c57-style_596">RA2. Desenvolupa aplicacions web interactives integrant mecanismes de maneig d´esdeveniments.</text:span></text:p>
          </table:table-cell>
        </table:table-row>
        <table:table-row table:style-name="s05b828c57-style_597" xml:id="s05b828c57-table_544_13">
          <table:table-cell table:style-name="s05b828c57-style_598">
            <text:p text:style-name="s05b828c57-style_599"><text:span text:style-name="s05b828c57-style_600">Criteris d'avaluació</text:span></text:p>
          </table:table-cell>
        </table:table-row>
        <table:table-row table:style-name="s05b828c57-style_601" xml:id="s05b828c57-table_544_14">
          <table:table-cell table:style-name="s05b828c57-style_602">
            <text:p text:style-name="s05b828c57-style_603"><text:span text:style-name="s05b828c57-style_604">a) Reconeix les possibilitats del llenguatge de marques relatives a la captura dels esdeveniments produïts.</text:span></text:p>
          </table:table-cell>
        </table:table-row>
        <table:table-row table:style-name="s05b828c57-style_605" xml:id="s05b828c57-table_544_15">
          <table:table-cell table:style-name="s05b828c57-style_606">
            <text:p text:style-name="s05b828c57-style_607"><text:span text:style-name="s05b828c57-style_608">b) Identifica les característiques del llenguatge de programació relatives a la gestió dels esdeveniments.</text:span></text:p>
          </table:table-cell>
        </table:table-row>
        <table:table-row table:style-name="s05b828c57-style_609" xml:id="s05b828c57-table_544_16">
          <table:table-cell table:style-name="s05b828c57-style_610">
            <text:p text:style-name="s05b828c57-style_611"><text:span text:style-name="s05b828c57-style_612">c) Diferencia els tipus d’esdeveniments que es poden manejar.</text:span></text:p>
          </table:table-cell>
        </table:table-row>
        <table:table-row table:style-name="s05b828c57-style_613" xml:id="s05b828c57-table_544_17">
          <table:table-cell table:style-name="s05b828c57-style_614">
            <text:p text:style-name="s05b828c57-style_615"><text:span text:style-name="s05b828c57-style_616">d) Crea un codi que capturi i utilitzi esdeveniments.</text:span></text:p>
          </table:table-cell>
        </table:table-row>
        <table:table-row table:style-name="s05b828c57-style_617" xml:id="s05b828c57-table_544_18">
          <table:table-cell table:style-name="s05b828c57-style_618">
            <text:p text:style-name="s05b828c57-style_619"><text:span text:style-name="s05b828c57-style_620">Continguts</text:span></text:p>
          </table:table-cell>
        </table:table-row>
        <table:table-row table:style-name="s05b828c57-style_621" xml:id="s05b828c57-table_544_19">
          <table:table-cell table:style-name="s05b828c57-style_622">
            <text:p text:style-name="s05b828c57-style_623"><text:span text:style-name="s05b828c57-style_624">a) El model d´objectes del document (DOM).</text:span></text:p>
          </table:table-cell>
        </table:table-row>
        <table:table-row table:style-name="s05b828c57-style_625" xml:id="s05b828c57-table_544_20">
          <table:table-cell table:style-name="s05b828c57-style_626">
            <text:p text:style-name="s05b828c57-style_627"><text:span text:style-name="s05b828c57-style_628">b) Objectes del model. Propietats i mètodes dels objectes.</text:span></text:p>
          </table:table-cell>
        </table:table-row>
        <table:table-row table:style-name="s05b828c57-style_629" xml:id="s05b828c57-table_544_21">
          <table:table-cell table:style-name="s05b828c57-style_630">
            <text:p text:style-name="s05b828c57-style_631"><text:span text:style-name="s05b828c57-style_632">c) Accés al document des de codi.</text:span></text:p>
          </table:table-cell>
        </table:table-row>
        <table:table-row table:style-name="s05b828c57-style_633" xml:id="s05b828c57-table_544_22">
          <table:table-cell table:style-name="s05b828c57-style_634">
            <text:p text:style-name="s05b828c57-style_635"><text:span text:style-name="s05b828c57-style_636">d) Programació d´esdeveniments.</text:span></text:p>
          </table:table-cell>
        </table:table-row>
      </table:table>
      <text:p text:style-name="s05b828c57-style_640"><text:bookmark-start text:name="programacio_uf3"/><text:span text:style-name="s05b828c57-style_641"/><text:bookmark-end text:name="programacio_uf3"/><text:span text:style-name="s05b828c57-style_642">8. PROGRAMACIÓ D'UNITAT FORMATIVA 3</text:span></text:p>
      <text:p text:style-name="s05b828c57-style_643"><text:span text:style-name="s05b828c57-style_644">8.1 Resultats d'aprenentatge, Criteris d'avaluació i continguts </text:span></text:p>
      <table:table table:style-name="s05b828c57-style_645" xml:id="s05b828c57-table_646">
        <table:table-column table:number-columns-repeated="1"/>
        <table:table-row table:style-name="s05b828c57-style_647" xml:id="s05b828c57-table_646_0">
          <table:table-cell table:style-name="s05b828c57-style_648">
            <text:p text:style-name="s05b828c57-style_649"><text:span text:style-name="s05b828c57-style_650">UF3. Esdeveniments. Manegament de formularis. Model d´object</text:span></text:p>
          </table:table-cell>
        </table:table-row>
        <table:table-row table:style-name="s05b828c57-style_651" xml:id="s05b828c57-table_646_1">
          <table:table-cell table:style-name="s05b828c57-style_652">
            <text:p text:style-name="s05b828c57-style_653"><text:span text:style-name="s05b828c57-style_654">RA1. Desenvolupa aplicacions web dinàmiques, reconeixent i aplicant mecanismes de comunicació asíncrona entre client i servidor.</text:span></text:p>
          </table:table-cell>
        </table:table-row>
        <table:table-row table:style-name="s05b828c57-style_655" xml:id="s05b828c57-table_646_2">
          <table:table-cell table:style-name="s05b828c57-style_656">
            <text:p text:style-name="s05b828c57-style_657"><text:span text:style-name="s05b828c57-style_658">Criteris d'avaluació</text:span></text:p>
          </table:table-cell>
        </table:table-row>
        <table:table-row table:style-name="s05b828c57-style_659" xml:id="s05b828c57-table_646_3">
          <table:table-cell table:style-name="s05b828c57-style_660">
            <text:p text:style-name="s05b828c57-style_661"><text:span text:style-name="s05b828c57-style_662">a) Reconeix el model d’objectes del document d’una pàgina web.</text:span></text:p>
          </table:table-cell>
        </table:table-row>
        <table:table-row table:style-name="s05b828c57-style_663" xml:id="s05b828c57-table_646_4">
          <table:table-cell table:style-name="s05b828c57-style_664">
            <text:p text:style-name="s05b828c57-style_665"><text:span text:style-name="s05b828c57-style_666">b) Identifica els objectes del model, les seves propietats i els seus mètodes.</text:span></text:p>
          </table:table-cell>
        </table:table-row>
        <table:table-row table:style-name="s05b828c57-style_667" xml:id="s05b828c57-table_646_5">
          <table:table-cell table:style-name="s05b828c57-style_668">
            <text:p text:style-name="s05b828c57-style_669"><text:span text:style-name="s05b828c57-style_670">Continguts</text:span></text:p>
          </table:table-cell>
        </table:table-row>
        <table:table-row table:style-name="s05b828c57-style_671" xml:id="s05b828c57-table_646_6">
          <table:table-cell table:style-name="s05b828c57-style_672">
            <text:p text:style-name="s05b828c57-style_673"><text:span text:style-name="s05b828c57-style_674">a) Mecanismes de comunicació asíncrona.</text:span></text:p>
          </table:table-cell>
        </table:table-row>
        <table:table-row table:style-name="s05b828c57-style_675" xml:id="s05b828c57-table_646_7">
          <table:table-cell table:style-name="s05b828c57-style_676">
            <text:p text:style-name="s05b828c57-style_677"><text:span text:style-name="s05b828c57-style_678">b) Objectes relacionats. Propietats i mètodes dels objectes.</text:span></text:p>
          </table:table-cell>
        </table:table-row>
        <table:table-row table:style-name="s05b828c57-style_679" xml:id="s05b828c57-table_646_8">
          <table:table-cell table:style-name="s05b828c57-style_680">
            <text:p text:style-name="s05b828c57-style_681"><text:span text:style-name="s05b828c57-style_682">RA2. Desenvolupa aplicacions web dinàmiques, reconeixent i aplicant mecanismes de comunicació asíncrona entre client i servidor.</text:span></text:p>
          </table:table-cell>
        </table:table-row>
        <table:table-row table:style-name="s05b828c57-style_683" xml:id="s05b828c57-table_646_9">
          <table:table-cell table:style-name="s05b828c57-style_684">
            <text:p text:style-name="s05b828c57-style_685"><text:span text:style-name="s05b828c57-style_686">Criteris d'avaluació</text:span></text:p>
          </table:table-cell>
        </table:table-row>
        <table:table-row table:style-name="s05b828c57-style_687" xml:id="s05b828c57-table_646_10">
          <table:table-cell table:style-name="s05b828c57-style_688">
            <text:p text:style-name="s05b828c57-style_689"><text:span text:style-name="s05b828c57-style_690">a) Avalua els avantatges i els inconvenients d’utilitzar mecanismes de comunicació asíncrona entre client i
servidor web.</text:span></text:p>
          </table:table-cell>
        </table:table-row>
        <table:table-row table:style-name="s05b828c57-style_691" xml:id="s05b828c57-table_646_11">
          <table:table-cell table:style-name="s05b828c57-style_692">
            <text:p text:style-name="s05b828c57-style_693"><text:span text:style-name="s05b828c57-style_694">b) Analitza els mecanismes disponibles per a l’establiment de la comunicació asíncrona.</text:span></text:p>
          </table:table-cell>
        </table:table-row>
        <table:table-row table:style-name="s05b828c57-style_695" xml:id="s05b828c57-table_646_12">
          <table:table-cell table:style-name="s05b828c57-style_696">
            <text:p text:style-name="s05b828c57-style_697"><text:span text:style-name="s05b828c57-style_698">a) Utilitza els objectes relacionats.</text:span></text:p>
          </table:table-cell>
        </table:table-row>
        <table:table-row table:style-name="s05b828c57-style_699" xml:id="s05b828c57-table_646_13">
          <table:table-cell table:style-name="s05b828c57-style_700">
            <text:p text:style-name="s05b828c57-style_701"><text:span text:style-name="s05b828c57-style_702">b) Identifica les seves propietats i els seus mètodes.</text:span></text:p>
          </table:table-cell>
        </table:table-row>
        <table:table-row table:style-name="s05b828c57-style_703" xml:id="s05b828c57-table_646_14">
          <table:table-cell table:style-name="s05b828c57-style_704">
            <text:p text:style-name="s05b828c57-style_705"><text:span text:style-name="s05b828c57-style_706">a) Utilitza comunicació asíncrona en l’actualització dinàmica del document web.</text:span></text:p>
          </table:table-cell>
        </table:table-row>
        <table:table-row table:style-name="s05b828c57-style_707" xml:id="s05b828c57-table_646_15">
          <table:table-cell table:style-name="s05b828c57-style_708">
            <text:p text:style-name="s05b828c57-style_709"><text:span text:style-name="s05b828c57-style_710">Continguts</text:span></text:p>
          </table:table-cell>
        </table:table-row>
        <table:table-row table:style-name="s05b828c57-style_711" xml:id="s05b828c57-table_646_16">
          <table:table-cell table:style-name="s05b828c57-style_712">
            <text:p text:style-name="s05b828c57-style_713"><text:span text:style-name="s05b828c57-style_714">a) Funcions predefinides del llenguatge.</text:span></text:p>
          </table:table-cell>
        </table:table-row>
        <table:table-row table:style-name="s05b828c57-style_715" xml:id="s05b828c57-table_646_17">
          <table:table-cell table:style-name="s05b828c57-style_716">
            <text:p text:style-name="s05b828c57-style_717"><text:span text:style-name="s05b828c57-style_718">b) Crides a funcions. Definició de funcions.</text:span></text:p>
          </table:table-cell>
        </table:table-row>
        <table:table-row table:style-name="s05b828c57-style_719" xml:id="s05b828c57-table_646_18">
          <table:table-cell table:style-name="s05b828c57-style_720">
            <text:p text:style-name="s05b828c57-style_721"><text:span text:style-name="s05b828c57-style_722">a) Arrays</text:span></text:p>
          </table:table-cell>
        </table:table-row>
        <table:table-row table:style-name="s05b828c57-style_723" xml:id="s05b828c57-table_646_19">
          <table:table-cell table:style-name="s05b828c57-style_724">
            <text:p text:style-name="s05b828c57-style_725"><text:span text:style-name="s05b828c57-style_726">b) Creació d´objectes.</text:span></text:p>
          </table:table-cell>
        </table:table-row>
        <table:table-row table:style-name="s05b828c57-style_727" xml:id="s05b828c57-table_646_20">
          <table:table-cell table:style-name="s05b828c57-style_728">
            <text:p text:style-name="s05b828c57-style_729"><text:span text:style-name="s05b828c57-style_730">a) Definició de mètodes i propietats</text:span></text:p>
          </table:table-cell>
        </table:table-row>
      </table:table>
      <text:p text:style-name="s05b828c57-style_734"><text:bookmark-start text:name="programacio_uf4"/><text:span text:style-name="s05b828c57-style_735"/><text:bookmark-end text:name="programacio_uf4"/><text:span text:style-name="s05b828c57-style_736">9. PROGRAMACIÓ D'UNITAT FORMATIVA 4</text:span></text:p>
      <text:p text:style-name="s05b828c57-style_737"><text:span text:style-name="s05b828c57-style_738">9.1 Resultats d'aprenentatge, Criteris d'avaluació i continguts </text:span></text:p>
      <table:table table:style-name="s05b828c57-style_739" xml:id="s05b828c57-table_740">
        <table:table-column table:number-columns-repeated="1"/>
        <table:table-row table:style-name="s05b828c57-style_741" xml:id="s05b828c57-table_740_0">
          <table:table-cell table:style-name="s05b828c57-style_742">
            <text:p text:style-name="s05b828c57-style_743"><text:span text:style-name="s05b828c57-style_744">UF4. Comunicació asíncrona client-servidor</text:span></text:p>
          </table:table-cell>
        </table:table-row>
        <table:table-row table:style-name="s05b828c57-style_745" xml:id="s05b828c57-table_740_1">
          <table:table-cell table:style-name="s05b828c57-style_746">
            <text:p text:style-name="s05b828c57-style_747"><text:span text:style-name="s05b828c57-style_748">RA1. Programa codi per a clients web analitzant i utilitzant amb accesibilitat</text:span></text:p>
          </table:table-cell>
        </table:table-row>
        <table:table-row table:style-name="s05b828c57-style_749" xml:id="s05b828c57-table_740_2">
          <table:table-cell table:style-name="s05b828c57-style_750">
            <text:p text:style-name="s05b828c57-style_751"><text:span text:style-name="s05b828c57-style_752">Criteris d'avaluació</text:span></text:p>
          </table:table-cell>
        </table:table-row>
        <table:table-row table:style-name="s05b828c57-style_753" xml:id="s05b828c57-table_740_3">
          <table:table-cell table:style-name="s05b828c57-style_754">
            <text:p text:style-name="s05b828c57-style_755"><text:span text:style-name="s05b828c57-style_756">a) Sap el funcionament d´una connexió asincrona</text:span></text:p>
          </table:table-cell>
        </table:table-row>
        <table:table-row table:style-name="s05b828c57-style_757" xml:id="s05b828c57-table_740_4">
          <table:table-cell table:style-name="s05b828c57-style_758">
            <text:p text:style-name="s05b828c57-style_759"><text:span text:style-name="s05b828c57-style_760">Continguts</text:span></text:p>
          </table:table-cell>
        </table:table-row>
        <table:table-row table:style-name="s05b828c57-style_761" xml:id="s05b828c57-table_740_5">
          <table:table-cell table:style-name="s05b828c57-style_762">
            <text:p text:style-name="s05b828c57-style_763"><text:span text:style-name="s05b828c57-style_764">a) Eines per a fer servir la connexió asincrona al servidor</text:span></text:p>
          </table:table-cell>
        </table:table-row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OpenSymbol" svg:font-family="OpenSymbol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style:style style:name="docxpresso_bullet" style:family="text">
      <style:text-properties style:font-name="OpenSymbol" style:font-name-asian="OpenSymbol" style:font-name-complex="OpenSymbol"/>
    </style:style>
  </office:styles>
  <office:automatic-styles>
    <style:page-layout style:name="layout_01">
      <style:page-layout-properties fo:page-width="21cm" fo:page-height="29.7cm" style:print-orientation="portrait" fo:margin-top="63.75pt" fo:margin-left="56.25pt" fo:margin-bottom="63.75pt" fo:margin-right="56.25pt" style:num-format="1" style:writing-mode="lr-tb">
        <style:footnote-sep style:width="0.0035in" style:rel-width="33%" style:color="#000000" style:line-style="solid" style:adjustment="left" style:distance-after-sep="0.25cm" style:distance-before-sep="0.25cm"/>
      </style:page-layout-properties>
      <style:footer-style>
        <style:header-footer-properties style:dynamic-spacing="false"/>
      </style:footer-style>
      <style:header-style>
        <style:header-footer-properties xmlns:fo="urn:oasis:names:tc:opendocument:xmlns:xsl-fo-compatible:1.0" style:dynamic-spacing="false" fo:min-height="3cm" fo:border-top="0.75pt solid #FFFFFF" fo:border-right="0.75pt solid #FFFFFF" fo:border-bottom="0.75pt solid #FFFFFF" fo:border-left="0.75pt solid #FFFFFF"/>
      </style:header-style>
    </style:page-layout>
    <style:style style:name="s05b828c57-style_2" style:family="table">
      <style:table-properties table:border-model="collapsing" table:align="left"/>
    </style:style>
    <style:style style:name="s05b828c57-style_4" style:family="table-row"/>
    <style:style style:name="s05b828c57-style_5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05b828c57-style_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size="7.5pt" fo:font-weight="bold"/>
    </style:style>
    <style:style style:name="s05b828c57-style_7" style:family="text"/>
    <style:style style:name="s05b828c57-style_8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05b828c57-style_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size="7.5pt" fo:font-weight="bold"/>
    </style:style>
    <style:style style:name="s05b828c57-style_10" style:family="text"/>
    <style:style style:name="s05b828c57-style_11" style:family="table-cell">
      <style:table-cell-properties fo:background-color="#F0F0F0" fo:border-top="0.75pt solid #000000" fo:border-right="0.75pt solid #000000" fo:border-bottom="0.75pt solid #000000" fo:border-left="0.75pt solid #000000"/>
      <style:paragraph-properties fo:background-color="#F0F0F0"/>
      <style:text-properties fo:background-color="#F0F0F0"/>
    </style:style>
    <style:style style:name="s05b828c57-style_1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size="7.5pt" fo:font-weight="bold"/>
    </style:style>
    <style:style style:name="s05b828c57-style_13" style:family="text"/>
    <style:style style:name="s05b828c57-style_14" style:family="table-row"/>
    <style:style style:name="s05b828c57-style_15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16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size="7.5pt"/>
    </style:style>
    <style:style style:name="s05b828c57-style_17" style:family="text"/>
    <style:style style:name="s05b828c57-style_18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1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size="7.5pt"/>
    </style:style>
    <style:style style:name="s05b828c57-style_20" style:family="text"/>
    <style:style style:name="s05b828c57-style_21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22" style:family="paragraph">
      <style:paragraph-properties fo:padding-bottom="0pt" fo:padding-left="0pt" fo:padding-right="0pt" fo:padding-top="0pt"/>
    </style:style>
    <style:style style:name="s05b828c57-style_23" style:family="text">
      <style:text-properties fo:font-size="7.5pt"/>
    </style:style>
    <style:style style:name="s05b828c57-style_24" style:family="text">
      <style:text-properties fo:font-size="7.5pt"/>
    </style:style>
    <style:style style:name="s05b828c57-style_25" style:family="text">
      <style:text-properties fo:font-size="7.5pt"/>
    </style:style>
    <style:style style:name="s05b828c57-style_26" style:family="text">
      <style:text-properties fo:font-size="7.5pt"/>
    </style:style>
    <style:style style:name="s05b828c57-style_27" style:family="table-row"/>
    <style:style style:name="s05b828c57-style_28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29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size="7.5pt"/>
    </style:style>
    <style:style style:name="s05b828c57-style_30" style:family="text"/>
    <style:style style:name="s05b828c57-style_31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32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size="7.5pt"/>
    </style:style>
    <style:style style:name="s05b828c57-style_33" style:family="text"/>
    <style:style style:name="s05b828c57-style_34" style:family="table-cell">
      <style:table-cell-properties fo:border-top="0.75pt solid #000000" fo:border-right="0.75pt solid #000000" fo:border-bottom="0.75pt solid #000000" fo:border-left="0.75pt solid #000000"/>
    </style:style>
    <style:style style:name="s05b828c57-style_35" style:family="paragraph">
      <style:paragraph-properties fo:padding-bottom="0pt" fo:padding-left="0pt" fo:padding-right="0pt" fo:padding-top="0pt" fo:margin-bottom="0.75pt" fo:margin-left="0.75pt" fo:margin-right="0.75pt" fo:margin-top="0.75pt"/>
      <style:text-properties fo:font-size="7.5pt"/>
    </style:style>
    <style:style style:name="s05b828c57-style_36" style:family="text"/>
    <style:style style:name="s05b828c57-style_37" style:family="table">
      <style:table-properties table:border-model="collapsing" table:align="left"/>
    </style:style>
    <style:style style:name="s05b828c57-style_39" style:family="table-row"/>
    <style:style style:name="s05b828c57-style_40" style:family="table-cell">
      <style:table-cell-properties fo:border-top="0.75pt solid #FFFFFF" fo:border-right="0.75pt solid #FFFFFF" fo:border-bottom="0.75pt solid #FFFFFF" fo:border-left="0.75pt solid #FFFFFF"/>
    </style:style>
    <style:style style:name="s05b828c57-style_41" style:family="paragraph">
      <style:paragraph-properties fo:padding-bottom="0pt" fo:padding-left="0pt" fo:padding-right="0pt" fo:padding-top="0pt"/>
    </style:style>
    <style:style style:name="s05b828c57-style_42" style:family="graphic" style:parent-style-name="defaultGraphicsStyle">
      <style:graphic-properties style:run-through="foreground" style:wrap="parallel" style:vertical-rel="line" draw:auto-grow-height="true" draw:auto-grow-width="true" fo:margin-bottom="0pt" fo:margin-left="0pt" fo:margin-right="0pt" fo:margin-top="0pt" fo:padding-bottom="0pt" fo:padding-left="0pt" fo:padding-right="0pt" fo:padding-top="0pt" draw:stroke="none" fo:border-top="1pt none #000000" fo:border-right="1pt none #000000" fo:border-bottom="1pt none #000000" fo:border-left="1pt none #000000" fo:border="1pt none #000000" fo:background-color="transparent"/>
    </style:style>
    <style:style style:name="s05b828c57-style_43" style:family="graphic" style:parent-style-name="defaultGraphicsStyle">
      <style:graphic-properties style:run-through="foreground" style:wrap="parallel" style:vertical-rel="line" draw:auto-grow-height="true" draw:auto-grow-width="true" fo:margin-bottom="0pt" fo:margin-left="0pt" fo:margin-right="0pt" fo:margin-top="0pt" fo:padding-bottom="0pt" fo:padding-left="0pt" fo:padding-right="0pt" fo:padding-top="0pt" draw:stroke="none" fo:border-top="1pt none #000000" fo:border-right="1pt none #000000" fo:border-bottom="1pt none #000000" fo:border-left="1pt none #000000" fo:border="1pt none #000000" fo:background-color="transparent"/>
    </style:style>
    <style:style style:name="text-s05b828c57-style_43" style:family="paragraph">
      <style:paragraph-properties fo:margin-bottom="0pt" fo:margin-left="0pt" fo:margin-right="0pt" fo:margin-top="0pt" fo:padding-bottom="0pt" fo:padding-left="0pt" fo:padding-right="0pt" fo:padding-top="0pt" svg:width="6.6875in" svg:height="0.88541666666667in" fo:border-top="1pt none #000000" fo:border-right="1pt none #000000" fo:border-bottom="1pt none #000000" fo:border-left="1pt none #000000"/>
      <style:text-properties svg:width="6.6875in" svg:height="0.88541666666667in"/>
    </style:style>
  </office:automatic-styles>
  <office:master-styles>
    <style:master-page style:name="master_01" style:page-layout-name="layout_01">
      <style:footer>
        <table:table table:style-name="s05b828c57-style_2" xml:id="s05b828c57-table_3">
          <table:table-column table:number-columns-repeated="3"/>
          <table:table-row table:style-name="s05b828c57-style_4" xml:id="s05b828c57-table_3_0">
            <table:table-cell table:style-name="s05b828c57-style_5">
              <text:p text:style-name="s05b828c57-style_6"><text:span text:style-name="s05b828c57-style_7">Procès: </text:span></text:p>
            </table:table-cell>
            <table:table-cell table:style-name="s05b828c57-style_8">
              <text:p text:style-name="s05b828c57-style_9"><text:span text:style-name="s05b828c57-style_10">Document: </text:span></text:p>
            </table:table-cell>
            <table:table-cell table:style-name="s05b828c57-style_11">
              <text:p text:style-name="s05b828c57-style_12"><text:span text:style-name="s05b828c57-style_13">Data: 2016-06-07</text:span></text:p>
            </table:table-cell>
          </table:table-row>
          <table:table-row table:style-name="s05b828c57-style_14" xml:id="s05b828c57-table_3_1">
            <table:table-cell table:style-name="s05b828c57-style_15">
              <text:p text:style-name="s05b828c57-style_16"><text:span text:style-name="s05b828c57-style_17">xxx </text:span></text:p>
            </table:table-cell>
            <table:table-cell table:style-name="s05b828c57-style_18">
              <text:p text:style-name="s05b828c57-style_19"><text:span text:style-name="s05b828c57-style_20">programacio_M06-2015-2016</text:span></text:p>
            </table:table-cell>
            <table:table-cell table:style-name="s05b828c57-style_21">
              <text:p text:style-name="s05b828c57-style_22"><text:span text:style-name="s05b828c57-style_23">Pàgina <text:span text:style-name="s05b828c57-style_24"><text:page-number style:num-format="1">press F9 to update</text:page-number></text:span></text:span><text:span text:style-name="s05b828c57-style_25">de <text:span text:style-name="s05b828c57-style_26"><text:page-count style:num-format="1">press F9 to update</text:page-count></text:span></text:span></text:p>
            </table:table-cell>
          </table:table-row>
          <table:table-row table:style-name="s05b828c57-style_27" xml:id="s05b828c57-table_3_2">
            <table:table-cell table:style-name="s05b828c57-style_28">
              <text:p text:style-name="s05b828c57-style_29"><text:span text:style-name="s05b828c57-style_30">Elaborat: </text:span></text:p>
            </table:table-cell>
            <table:table-cell table:style-name="s05b828c57-style_31">
              <text:p text:style-name="s05b828c57-style_32"><text:span text:style-name="s05b828c57-style_33">Revisat: </text:span></text:p>
            </table:table-cell>
            <table:table-cell table:style-name="s05b828c57-style_34">
              <text:p text:style-name="s05b828c57-style_35"><text:span text:style-name="s05b828c57-style_36">Aprovat: </text:span></text:p>
            </table:table-cell>
          </table:table-row>
        </table:table>
      </style:footer>
      <style:header>
        <table:table table:style-name="s05b828c57-style_37" xml:id="s05b828c57-table_38">
          <table:table-column table:number-columns-repeated="1"/>
          <table:table-row table:style-name="s05b828c57-style_39" xml:id="s05b828c57-table_38_0">
            <table:table-cell table:style-name="s05b828c57-style_40">
              <text:p text:style-name="s05b828c57-style_41"><text:span><draw:frame xmlns:draw="urn:oasis:names:tc:opendocument:xmlns:drawing:1.0" xmlns:text="urn:oasis:names:tc:opendocument:xmlns:text:1.0" xmlns:svg="urn:oasis:names:tc:opendocument:xmlns:svg-compatible:1.0" draw:style-name="s05b828c57-style_43" draw:text-style-name="text-s05b828c57-style_43" draw:name="57568441e9512" text:anchor-type="as-char" svg:width="6.6875in" svg:height="0.88541666666667in"><draw:image xlink:href="media/docsodtimagesheader.png" xlink:type="simple" xlink:show="embed" xlink:actuate="onLoad"/></draw:frame></text:span></text:p>
            </table:table-cell>
          </table:table-row>
        </table:table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HTML52PDF</meta:generator>
    <dc:title/>
    <dc:description/>
    <dc:subject/>
    <meta:initial-creator>HTML52PDF</meta:initial-creator>
    <dc:creator>HTML52PDF</dc:creator>
    <meta:creation-date>2014-05-05T10:12:00Z</meta:creation-date>
    <dc:date>2014-05-05T10:12:00Z</dc:date>
    <meta:template xlink:href="Normal.dotm" xlink:type="simple"/>
    <meta:document-statistic/>
  </office:meta>
</office:document-meta>
</file>